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5.11pt"/>
    </style:style>
    <style:style style:name="co3" style:family="table-column">
      <style:table-column-properties fo:break-before="auto" style:column-width="295.4pt"/>
    </style:style>
    <style:style style:name="co4" style:family="table-column">
      <style:table-column-properties fo:break-before="auto" style:column-width="306pt"/>
    </style:style>
    <style:style style:name="co5" style:family="table-column">
      <style:table-column-properties fo:break-before="auto" style:column-width="256.2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18.95pt" fo:break-before="auto" style:use-optimal-row-height="true"/>
    </style:style>
    <style:style style:name="ro3" style:family="table-row">
      <style:table-row-properties style:row-height="13.75pt" fo:break-before="auto" style:use-optimal-row-height="true"/>
    </style:style>
    <style:style style:name="ro4" style:family="table-row">
      <style:table-row-properties style:row-height="243.1pt" fo:break-before="auto" style:use-optimal-row-height="true"/>
    </style:style>
    <style:style style:name="ro5" style:family="table-row">
      <style:table-row-properties style:row-height="37.9pt" fo:break-before="auto" style:use-optimal-row-height="true"/>
    </style:style>
    <style:style style:name="ro6" style:family="table-row">
      <style:table-row-properties style:row-height="122.4pt" fo:break-before="auto" style:use-optimal-row-height="true"/>
    </style:style>
    <style:style style:name="ro7" style:family="table-row">
      <style:table-row-properties style:row-height="944.79pt" fo:break-before="auto" style:use-optimal-row-height="true"/>
    </style:style>
    <style:style style:name="ro8" style:family="table-row">
      <style:table-row-properties style:row-height="50pt" fo:break-before="auto" style:use-optimal-row-height="true"/>
    </style:style>
    <style:style style:name="ro9" style:family="table-row">
      <style:table-row-properties style:row-height="25.85pt" fo:break-before="auto" style:use-optimal-row-height="true"/>
    </style:style>
    <style:style style:name="ro10" style:family="table-row">
      <style:table-row-properties style:row-height="521.55pt" fo:break-before="auto" style:use-optimal-row-height="true"/>
    </style:style>
    <style:style style:name="ro11" style:family="table-row">
      <style:table-row-properties style:row-height="37.7pt" fo:break-before="auto" style:use-optimal-row-height="true"/>
    </style:style>
    <style:style style:name="ro12" style:family="table-row">
      <style:table-row-properties style:row-height="482.54pt" fo:break-before="auto" style:use-optimal-row-height="true"/>
    </style:style>
    <style:style style:name="ro13" style:family="table-row">
      <style:table-row-properties style:row-height="119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ffcc" fo:border="0.06pt solid #000000"/>
    </style:style>
    <style:style style:name="ce3" style:family="table-cell" style:parent-style-name="Default">
      <style:text-properties fo:color="#ff00cc"/>
    </style:style>
  </office:automatic-styles>
  <office:body>
    <office:spreadsheet>
      <table:calculation-settings table:automatic-find-labels="false"/>
      <table:table table:name="compile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process</text:p>
          </table:table-cell>
          <table:table-cell office:value-type="string" calcext:value-type="string">
            <text:p>locat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uilt the kernel with CONFIG_DEBUG_INFO the debug symbols should already be in the .ko file for the module</text:p>
            <text:p>#Modify your Makefile like this then build it</text:p>
            <text:p>#cat /sys/module/mydriver/sections/.text -&gt; find the address</text:p>
            <text:p>#Then run like add-symbol-file drivers/mydrivers/mydriver.o address from above #line</text:p>
            <text:p>obj-m += module_name.o</text:p>
            <text:p>MY_CFLAGS += -g -DDEBUG</text:p>
            <text:p>ccflags-y += ${MY_CFLAGS}</text:p>
            <text:p>CC += ${MY_CFLAGS}</text:p>
            <text:p/>
            <text:p/>
            <text:p>all:</text:p>
            <text:p>        make -C /lib/modules/$(shell uname -r)/build M=$(PWD) modules</text:p>
            <text:p/>
            <text:p>debug:</text:p>
            <text:p>        make -C /lib/modules/$(shell uname -r)/build M=$(PWD) modules </text:p>
            <text:p>        EXTRA_CFLAGS="$(MY_CFLAGS)"</text:p>
            <text:p>clean: make -C /lib/modules/$(shell uname -r)/build M=$(PWD) clean </text:p>
          </table:table-cell>
          <table:table-cell office:value-type="string" calcext:value-type="string">
            <text:p>host PC</text:p>
          </table:table-cell>
          <table:table-cell office:value-type="string" calcext:value-type="string">
            <text:p>https://medium.com/@navaneethrvce/debugging-your-linux-kernel-module-21bf8a8728ba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d /sys/module/${MODNAME}/sections</text:p>
          </table:table-cell>
          <table:table-cell office:value-type="string" calcext:value-type="string">
            <text:p>target board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at .text .data .bss</text:p>
          </table:table-cell>
          <table:table-cell/>
          <table:table-cell office:value-type="string" calcext:value-type="string">
            <text:p>https://stackoverflow.com/questions/12589605/debug-info-for-loadable-kernel-modules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(gdb) add-symbol-file ${MODPATH} ${TEXT} -s .data ${DATA} -s .bss ${BSS}</text:p>
          </table:table-cell>
          <table:table-cell office:value-type="string" calcext:value-type="string">
            <text:p>host PC</text:p>
          </table:table-cell>
          <table:table-cell/>
        </table:table-row>
      </table:table>
      <table:table table:name="test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ep</text:p>
          </table:table-cell>
          <table:table-cell table:style-name="ce2" office:value-type="string" calcext:value-type="string">
            <text:p>Take action</text:p>
          </table:table-cell>
          <table:table-cell table:style-name="ce2" office:value-type="string" calcext:value-type="string">
            <text:p>Terminal 1</text:p>
          </table:table-cell>
          <table:table-cell table:style-name="ce2" office:value-type="string" calcext:value-type="string">
            <text:p>Terminal 2</text:p>
          </table:table-cell>
          <table:table-cell table:style-name="ce2" office:value-type="string" calcext:value-type="string">
            <text:p>Terminal 3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Reading all registers</text:p>
            <text:p>Read 4 bytes @ address 0x803A1EC4 (Data = 0x47984620)</text:p>
            <text:p>Read 4 bytes @ address 0x803A1EC0 (Data = 0x686B6BDD)</text:p>
            <text:p>Read 4 bytes @ address 0x803A1EC4 (Data = 0x47984620)</text:p>
            <text:p>Read 4 bytes @ address 0x803A1EC0 (Data = 0x686B6BDD)</text:p>
            <text:p>Read 2 bytes @ address 0x803A1EC4 (Data = 0x4620)</text:p>
            <text:p>Read 2 bytes @ address 0x803A1EC2 (Data = 0x686B)</text:p>
            <text:p>Read 2 bytes @ address 0x803A1EC0 (Data = 0x6BDD)</text:p>
            <text:p>Read 2 bytes @ address 0x803A1EC4 (Data = 0x4620)</text:p>
            <text:p>Read 2 bytes @ address 0x803A1EC2 (Data = 0x686B)</text:p>
            <text:p>Read 2 bytes @ address 0x803A1EC0 (Data = 0x6BDD)</text:p>
            <text:p>Read 4 bytes @ address 0x803A1EC4 (Data = 0x47984620)</text:p>
            <text:p>Read 4 bytes @ address 0x803A1EC0 (Data = 0x686B6BDD)</text:p>
            <text:p>Read 4 bytes @ address 0x803A1EC4 (Data = 0x47984620)</text:p>
            <text:p>Read 4 bytes @ address 0x803A1EC0 (Data = 0x686B6BDD)</text:p>
            <text:p>Read 4 bytes @ address 0x803A1EC4 (Data = 0x47984620)</text:p>
            <text:p>Read 4 bytes @ address 0x803A1EC4 (Data = 0x47984620)</text:p>
            <text:p>Read 4 bytes @ address 0x803A1EC4 (Data = 0x47984620)</text:p>
            <text:p>Read 2 bytes @ address 0x803A1EC4 (Data = 0x4620)</text:p>
            <text:p/>
          </table:table-cell>
          <table:table-cell office:value-type="string" calcext:value-type="string">
            <text:p>(gdb) target remote localhost:2331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Received monitor command: go</text:p>
            <text:p>Starting target CPU...</text:p>
            <text:p/>
          </table:table-cell>
          <table:table-cell office:value-type="string" calcext:value-type="string">
            <text:p>(gdb) monitor go</text:p>
          </table:table-cell>
          <table:table-cell/>
        </table:table-row>
        <table:table-row table:style-name="ro6">
          <table:table-cell table:number-columns-repeated="3"/>
          <table:table-cell office:value-type="string" calcext:value-type="string">
            <text:p>(gdb) info address qspi_flash_do_erase</text:p>
            <text:p>No symbol "qspi_flash_do_erase" in current context.</text:p>
            <text:p>(gdb) info address qspi_flash_do_write</text:p>
            <text:p>No symbol "qspi_flash_do_write" in current context.</text:p>
            <text:p>(gdb) info address qspi_flash_do_read</text:p>
            <text:p>No symbol "qspi_flash_do_read" in current context.</text:p>
            <text:p>(gdb) info address qspi_flash_do_program</text:p>
            <text:p>Symbol "qspi_flash_do_program" is a function at address 0xbfe00734.</text:p>
            <text:p>(gdb) </text:p>
            <text:p/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ROR: Can not read register 0 (R0) while CPU is running</text:p>
            <text:p>ERROR: Can not read register 1 (R1) while CPU is running</text:p>
            <text:p>ERROR: Can not read register 2 (R2) while CPU is running</text:p>
            <text:p>ERROR: Can not read register 3 (R3) while CPU is running</text:p>
            <text:p>ERROR: Can not read register 4 (R4) while CPU is running</text:p>
            <text:p>ERROR: Can not read register 5 (R5) while CPU is running</text:p>
            <text:p>ERROR: Can not read register 6 (R6) while CPU is running</text:p>
            <text:p>ERROR: Can not read register 7 (R7) while CPU is running</text:p>
            <text:p>ERROR: Can not read register 74 (CORTEX_R4_R??) while CPU is running</text:p>
            <text:p>ERROR: Can not read register 75 (CORTEX_R4_R??) while CPU is running</text:p>
            <text:p>ERROR: Can not read register 76 (CORTEX_R4_R??) while CPU is running</text:p>
            <text:p>ERROR: Can not read register 77 (CORTEX_R4_R??) while CPU is running</text:p>
            <text:p>ERROR: Can not read register 78 (CORTEX_R4_R??) while CPU is running</text:p>
            <text:p>ERROR: Can not read register 79 (CORTEX_R4_R??) while CPU is running</text:p>
            <text:p>ERROR: Can not read register 80 (CORTEX_R4_R??) while CPU is running</text:p>
            <text:p>ERROR: Can not read register 9 (R15 (PC)) while CPU is running</text:p>
            <text:p>ERROR: Can not read register 8 (CPSR) while CPU is running</text:p>
            <text:p>ERROR: Can not read register 38 (FPSCR) while CPU is running</text:p>
            <text:p>ERROR: Can not read register 40 (FPS0) while CPU is running</text:p>
            <text:p>ERROR: Can not read register 41 (FPS1) while CPU is running</text:p>
            <text:p>ERROR: Can not read register 42 (FPS2) while CPU is running</text:p>
            <text:p>ERROR: Can not read register 43 (FPS3) while CPU is running</text:p>
            <text:p>ERROR: Can not read register 44 (FPS4) while CPU is running</text:p>
            <text:p>ERROR: Can not read register 45 (FPS5) while CPU is running</text:p>
            <text:p>ERROR: Can not read register 46 (FPS6) while CPU is running</text:p>
            <text:p>ERROR: Can not read register 47 (FPS7) while CPU is running</text:p>
            <text:p>ERROR: Can not read register 48 (FPS8) while CPU is running</text:p>
            <text:p>ERROR: Can not read register 49 (FPS9) while CPU is running</text:p>
            <text:p>ERROR: Can not read register 50 (FPS10) while CPU is running</text:p>
            <text:p>ERROR: Can not read register 51 (FPS11) while CPU is running</text:p>
            <text:p>ERROR: Can not read register 52 (FPS12) while CPU is running</text:p>
            <text:p>ERROR: Can not read register 53 (FPS13) while CPU is running</text:p>
            <text:p>ERROR: Can not read register 54 (FPS14) while CPU is running</text:p>
            <text:p>ERROR: Can not read register 55 (FPS15) while CPU is running</text:p>
            <text:p>ERROR: Can not read register 56 (FPS16) while CPU is running</text:p>
            <text:p>ERROR: Can not read register 57 (FPS17) while CPU is running</text:p>
            <text:p>ERROR: Can not read register 58 (FPS18) while CPU is running</text:p>
            <text:p>ERROR: Can not read register 59 (FPS19) while CPU is running</text:p>
            <text:p>ERROR: Can not read register 60 (FPS20) while CPU is running</text:p>
            <text:p>ERROR: Can not read register 61 (FPS21) while CPU is running</text:p>
            <text:p>ERROR: Can not read register 62 (FPS22) while CPU is running</text:p>
            <text:p>ERROR: Can not read register 63 (FPS23) while CPU is running</text:p>
            <text:p>ERROR: Can not read register 64 (FPS24) while CPU is running</text:p>
            <text:p>ERROR: Can not read register 65 (FPS25) while CPU is running</text:p>
            <text:p>ERROR: Can not read register 66 (FPS26) while CPU is running</text:p>
            <text:p>ERROR: Can not read register 67 (FPS27) while CPU is running</text:p>
            <text:p>ERROR: Can not read register 68 (FPS28) while CPU is running</text:p>
            <text:p>ERROR: Can not read register 69 (FPS29) while CPU is running</text:p>
            <text:p>ERROR: Can not read register 70 (FPS30) while CPU is running</text:p>
            <text:p>ERROR: Can not read register 71 (FPS31) while CPU is running</text:p>
            <text:p>ERROR: Can not read register 10 (R8_USR) while CPU is running</text:p>
            <text:p>ERROR: Can not read register 11 (R9_USR) while CPU is running</text:p>
            <text:p>ERROR: Can not read register 12 (R10_USR) while CPU is running</text:p>
            <text:p>ERROR: Can not read register 13 (R11_USR) while CPU is running</text:p>
            <text:p>ERROR: Can not read register 14 (R12_USR) while CPU is running</text:p>
            <text:p>ERROR: Can not read register 15 (R13_USR) while CPU is running</text:p>
            <text:p>ERROR: Can not read register 16 (R14_USR) while CPU is running</text:p>
            <text:p>ERROR: Can not read register 18 (R8_FIQ) while CPU is running</text:p>
            <text:p>ERROR: Can not read register 19 (R9_FIQ) while CPU is running</text:p>
            <text:p>ERROR: Can not read register 20 (R10_FIQ) while CPU is running</text:p>
            <text:p>ERROR: Can not read register 21 (R11_FIQ) while CPU is running</text:p>
            <text:p>ERROR: Can not read register 22 (R12_FIQ) while CPU is running</text:p>
            <text:p>ERROR: Can not read register 23 (R13_FIQ) while CPU is running</text:p>
            <text:p>ERROR: Can not read register 24 (R14_FIQ) while CPU is running</text:p>
            <text:p>ERROR: Can not read register 17 (SPSR_FIQ) while CPU is running</text:p>
            <text:p>ERROR: Can not read register 32 (R13_IRQ) while CPU is running</text:p>
            <text:p>ERROR: Can not read register 33 (R14_IRQ) while CPU is running</text:p>
            <text:p>ERROR: Can not read register 31 (SPSR_IRQ) while CPU is running</text:p>
            <text:p>ERROR: Can not read register 26 (R13_SVC) while CPU is running</text:p>
            <text:p>ERROR: Can not read register 27 (R14_SVC) while CPU is running</text:p>
            <text:p>ERROR: Can not read register 25 (SPSR_SVC) while CPU is running</text:p>
            <text:p>ERROR: Can not read register 29 (R13_ABT) while CPU is running</text:p>
            <text:p>ERROR: Can not read register 30 (R14_ABT) while CPU is running</text:p>
            <text:p>ERROR: Can not read register 28 (SPSR_ABT) while CPU is running</text:p>
            <text:p>ERROR: Can not read register 35 (R13_UND) while CPU is running</text:p>
            <text:p>ERROR: Can not read register 36 (R14_UND) while CPU is running</text:p>
            <text:p>ERROR: Can not read register 34 (SPSR_UND) while CPU is running</text:p>
            <text:p/>
          </table:table-cell>
          <table:table-cell office:value-type="string" calcext:value-type="string">
            <text:p>(gdb) file ./output/linux-4.19/vmlinux</text:p>
            <text:p>A program is being debugged already.</text:p>
            <text:p>Are you sure you want to change the file? (y or n) y</text:p>
            <text:p>Reading symbols from ./output/linux-4.19/vmlinux...done.</text:p>
            <text:p>(gdb) </text:p>
            <text:p/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WARNING: Failed to read memory @ address 0x00000000</text:p>
            <text:p>WARNING: Failed to read memory @ address 0x00000000</text:p>
            <text:p>WARNING: Failed to read memory @ address 0xBFE00734</text:p>
            <text:p/>
          </table:table-cell>
          <table:table-cell office:value-type="string" calcext:value-type="string">
            <text:p>(gdb) b *0xbfe00734</text:p>
            <text:p>Breakpoint 1 at 0xbfe00734</text:p>
            <text:p/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WARNING: Failed to read memory @ address 0x00000000</text:p>
            <text:p>WARNING: Failed to read memory @ address 0xFFFFFFFC</text:p>
            <text:p>WARNING: Failed to read memory @ address 0x00000000</text:p>
            <text:p>WARNING: Failed to read memory @ address 0xFFFFFFFC</text:p>
            <text:p>WARNING: Failed to read memory @ address 0x00000000</text:p>
            <text:p>WARNING: Failed to read memory @ address 0xFFFFFFFE</text:p>
            <text:p>WARNING: Failed to read memory @ address 0xFFFFFFFC</text:p>
            <text:p>WARNING: Failed to read memory @ address 0x00000000</text:p>
            <text:p>WARNING: Failed to read memory @ address 0xFFFFFFFE</text:p>
            <text:p>WARNING: Failed to read memory @ address 0xFFFFFFFC</text:p>
            <text:p>WARNING: Failed to read memory @ address 0x00000000</text:p>
            <text:p>WARNING: Failed to read memory @ address 0xFFFFFFFC</text:p>
            <text:p>WARNING: Failed to read memory @ address 0x00000000</text:p>
            <text:p>WARNING: Failed to read memory @ address 0xFFFFFFFC</text:p>
            <text:p>WARNING: Failed to read memory @ address 0x00000000</text:p>
            <text:p>WARNING: Failed to read memory @ address 0x00000000</text:p>
            <text:p>WARNING: Failed to read memory @ address 0x00000000</text:p>
            <text:p/>
          </table:table-cell>
          <table:table-cell office:value-type="string" calcext:value-type="string">
            <text:p>(gdb) add-symbol-file qspi_flash.ko 0xbfe00000</text:p>
            <text:p>add symbol table from file "qspi_flash.ko" at</text:p>
            <text:p>.text_addr = 0xbfe00000</text:p>
            <text:p>(y or n) y</text:p>
            <text:p>Reading symbols from qspi_flash.ko...done.</text:p>
            <text:p>(gdb) </text:p>
            <text:p/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./output/buildroot-2019.02/output/host/bin/arm-linux-gnueabihf-gdb</text:p>
          </table:table-cell>
          <table:table-cell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Connect Host Pcand target board.</text:p>
            <text:p>Power On board</text:p>
          </table:table-cell>
          <table:table-cell table:number-columns-repeated="3"/>
        </table:table-row>
        <table:table-row table:style-name="ro10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LinkGDBServer -speed 15000 -device R7S921053VCBG</text:p>
            <text:p>SEGGER J-Link GDB Server V6.31j (beta) Command Line Version</text:p>
            <text:p/>
            <text:p>JLinkARM.dll V6.31j (DLL compiled Apr 13 2018 14:47:36)</text:p>
            <text:p/>
            <text:p>Command line: -speed 15000 -device R7S921053VCBG</text:p>
            <text:p>-----GDB Server start settings-----</text:p>
            <text:p>GDBInit file:                  none</text:p>
            <text:p>GDB Server Listening port:     2331</text:p>
            <text:p>SWO raw output listening port: 2332</text:p>
            <text:p>Terminal I/O port:             2333</text:p>
            <text:p>Accept remote connection:      yes</text:p>
            <text:p>Generate logfile:              off</text:p>
            <text:p>Verify download:               off</text:p>
            <text:p>Init regs on start:            off</text:p>
            <text:p>Silent mode:                   off</text:p>
            <text:p>Single run mode:               off</text:p>
            <text:p>Target connection timeout:     0 ms</text:p>
            <text:p>------J-Link related settings------</text:p>
            <text:p>J-Link Host interface:         USB</text:p>
            <text:p>J-Link script:                 none</text:p>
            <text:p>J-Link settings file:          none</text:p>
            <text:p>------Target related settings------</text:p>
            <text:p>Target device:                 R7S921053VCBG</text:p>
            <text:p>Target interface:              JTAG</text:p>
            <text:p>Target interface speed:        15000kHz</text:p>
            <text:p>Target endian:                 little</text:p>
            <text:p/>
            <text:p>Connecting to J-Link...</text:p>
            <text:p>J-Link is connected.</text:p>
            <text:p>Firmware: J-Link ARM Lite V8 compiled Mar 14 2018 16:03:26</text:p>
            <text:p>Hardware: V8.00</text:p>
            <text:p>S/N: 228207314</text:p>
            <text:p>Feature(s): GDB</text:p>
            <text:p>Checking target voltage...</text:p>
            <text:p>Target voltage: 3.31 V</text:p>
            <text:p>Listening on TCP/IP port 2331</text:p>
            <text:p>Connecting to target...</text:p>
            <text:p>J-Link found 1 JTAG device, Total IRLen = 4</text:p>
            <text:p>JTAG ID: 0x4BA00477 (Cortex-A9)</text:p>
            <text:p>Connected to target</text:p>
            <text:p>Waiting for GDB connection...Connected to 127.0.0.1</text:p>
            <text:p/>
          </table:table-cell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Setting breakpoint @ address 0xBFE00734, Size = 4, BPHandle = 0x0001</text:p>
            <text:p>Starting target CPU...</text:p>
            <text:p/>
          </table:table-cell>
          <table:table-cell office:value-type="string" calcext:value-type="string">
            <text:p>(gdb) c</text:p>
            <text:p>Continuing.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Reading all registers</text:p>
            <text:p>Removing breakpoint @ address 0xBFE00734, Size = 4</text:p>
            <text:p>Read 4 bytes @ address 0xBFE00734 (Data = 0xF65AF60B)</text:p>
            <text:p>Read 4 bytes @ address 0xBFE00730 (Data = 0x62634C3C)</text:p>
            <text:p>Read 4 bytes @ address 0xBFE00734 (Data = 0xF65AF60B)</text:p>
            <text:p>Read 4 bytes @ address 0xBFE00730 (Data = 0x62634C3C)</text:p>
            <text:p>Read 2 bytes @ address 0xBFE00734 (Data = 0xF60B)</text:p>
            <text:p>Read 2 bytes @ address 0xBFE00732 (Data = 0x6263)</text:p>
            <text:p>Read 2 bytes @ address 0xBFE00730 (Data = 0x4C3C)</text:p>
            <text:p>Read 2 bytes @ address 0xBFE00734 (Data = 0xF60B)</text:p>
            <text:p>Read 2 bytes @ address 0xBFE00732 (Data = 0x6263)</text:p>
            <text:p>Read 2 bytes @ address 0xBFE00730 (Data = 0x4C3C)</text:p>
            <text:p>Read 4 bytes @ address 0xBFE00734 (Data = 0xF65AF60B)</text:p>
            <text:p>Read 4 bytes @ address 0xBFE00730 (Data = 0x62634C3C)</text:p>
            <text:p>Read 4 bytes @ address 0xBFE00734 (Data = 0xF65AF60B)</text:p>
            <text:p>Read 4 bytes @ address 0xBFE00730 (Data = 0x62634C3C)</text:p>
            <text:p>Read 4 bytes @ address 0xBFE00734 (Data = 0xF65AF60B)</text:p>
            <text:p>Read 4 bytes @ address 0xBFE00734 (Data = 0xF65AF60B)</text:p>
            <text:p>Read 4 bytes @ address 0xBFE00734 (Data = 0xF65AF60B)</text:p>
            <text:p>Read 4 bytes @ address 0xBFE00D96 (Data = 0xB1204680)</text:p>
            <text:p>Read 4 bytes @ address 0xBFE00D92 (Data = 0xFCC9F7FF)</text:p>
            <text:p>Read 4 bytes @ address 0xBFE00D96 (Data = 0xB1204680)</text:p>
            <text:p>Read 4 bytes @ address 0xBFE00D92 (Data = 0xFCC9F7FF)</text:p>
            <text:p>Read 2 bytes @ address 0xBFE00D96 (Data = 0x4680)</text:p>
            <text:p>Read 2 bytes @ address 0xBFE00D94 (Data = 0xFCC9)</text:p>
            <text:p>Read 2 bytes @ address 0xBFE00D92 (Data = 0xF7FF)</text:p>
            <text:p>Read 2 bytes @ address 0xBFE00D96 (Data = 0x4680)</text:p>
            <text:p>Read 2 bytes @ address 0xBFE00D94 (Data = 0xFCC9)</text:p>
            <text:p>Read 2 bytes @ address 0xBFE00D92 (Data = 0xF7FF)</text:p>
            <text:p>Read 4 bytes @ address 0xBFE00D96 (Data = 0xB1204680)</text:p>
            <text:p>Read 4 bytes @ address 0xBFE00D92 (Data = 0xFCC9F7FF)</text:p>
            <text:p>Read 4 bytes @ address 0xBFE00D96 (Data = 0xB1204680)</text:p>
            <text:p>Read 4 bytes @ address 0xBFE00D92 (Data = 0xFCC9F7FF)</text:p>
            <text:p>Read 4 bytes @ address 0xBFE00D96 (Data = 0xB1204680)</text:p>
            <text:p>Read 4 bytes @ address 0xBFE00D96 (Data = 0xB1204680)</text:p>
            <text:p>Read 4 bytes @ address 0xBFE00D96 (Data = 0xB1204680)</text:p>
            <text:p>Reading 8 bytes @ address 0x0000000C</text:p>
            <text:p>WARNING: Failed to read memory @ address 0x0000000C</text:p>
            <text:p>WARNING: Failed to read memory @ address 0x0000000C</text:p>
            <text:p>WARNING: Failed to read memory @ address 0x0000000C</text:p>
          </table:table-cell>
          <table:table-cell office:value-type="string" calcext:value-type="string">
            <text:p>Breakpoint 1, 0xbfe00734 in qspi_flash_do_program (</text:p>
            <text:p>    buf=0xc &lt;error: Cannot access memory at address 0xc&gt;, len=537854099, </text:p>
            <text:p>    qf=&lt;optimized out&gt;)</text:p>
            <text:p>(gdb) </text:p>
          </table:table-cell>
          <table:table-cell office:value-type="string" calcext:value-type="string">
            <text:p>Welcome to Buildroot</text:p>
            <text:p>buildroot login: [  132.860152] random: crng init done</text:p>
            <text:p>root</text:p>
            <text:p>$ insmod qspi_flash.ko </text:p>
            <text:p>[  292.653508] qspi_flash: loading out-of-tree module taints kernel.</text:p>
            <text:p>[  292.666493] qspi_flash: Flash ID = 00 00 00 00 00 00 00 00 00 00</text:p>
            <text:p>[  292.673242] qspi_flash: Warning - SPI Device is not Macronix MX25L51245G</text:p>
            <text:p>[  292.680100] qspi_flash: version 2017-11-20</text:p>
            <text:p>$ ./qspi_app e s 25000000</text:p>
            <text:p>[  306.134156] qspi_flash: qspi_flash_write called. count=2, *ppos=0</text:p>
            <text:p>[  306.140999] qspi_flash: (BEFORE) op=0,addr=0x0,dual=0,prog_buffer_cnt=0,op_e0</text:p>
            <text:p>[  306.148518] qspi_flash: </text:p>
            <text:p>[  306.148518] [RVC_DEBUG] qspi_flash_write 1130 count = 2</text:p>
            <text:p>[  306.156545] qspi_flash: </text:p>
            <text:p>[  306.156545] [RVC_DEBUG] qspi_flash_write 1131 --&gt; DATA = </text:p>
            <text:p>[  306.156552] qspi_flash: 64</text:p>
            <text:p>[  306.164596] qspi_flash: 30</text:p>
            <text:p>[  306.167337] qspi_flash: </text:p>
            <text:p>[  306.172680] qspi_flash: (AFTER) op=0,addr=0x0,dual=0,prog_buffer_cnt=0,op_er0</text:p>
            <text:p>[  306.186446] qspi_flash: qspi_flash_write called. count=6, *ppos=2</text:p>
            <text:p>[  306.193181] qspi_flash: (BEFORE) op=0,addr=0x0,dual=0,prog_buffer_cnt=0,op_e0</text:p>
            <text:p>[  306.200820] qspi_flash: </text:p>
            <text:p>[  306.200820] [RVC_DEBUG] qspi_flash_write 1130 count = 6</text:p>
            <text:p>[  306.208647] qspi_flash: </text:p>
            <text:p>[  306.208647] [RVC_DEBUG] qspi_flash_write 1131 --&gt; DATA = </text:p>
            <text:p>[  306.208653] qspi_flash: 65</text:p>
            <text:p>[  306.216688] qspi_flash: 72</text:p>
            <text:p>[  306.219426] qspi_flash: 00</text:p>
            <text:p>[  306.222189] qspi_flash: 00</text:p>
            <text:p>[  306.224926] qspi_flash: 00</text:p>
            <text:p>[  306.227659] qspi_flash: 25</text:p>
            <text:p>[  306.230412] qspi_flash: </text:p>
            <text:p/>
            <text:p/>
          </table:table-cell>
        </table:table-row>
        <table:table-row table:style-name="ro13">
          <table:table-cell table:number-columns-repeated="2"/>
          <table:table-cell office:value-type="string" calcext:value-type="string">
            <text:p>Starting target CPU...</text:p>
            <text:p/>
          </table:table-cell>
          <table:table-cell office:value-type="string" calcext:value-type="string">
            <text:p>(gdb) d</text:p>
            <text:p>Delete all breakpoints? (y or n) y</text:p>
            <text:p>(gdb) c</text:p>
            <text:p>Continuing.</text:p>
          </table:table-cell>
          <table:table-cell office:value-type="string" calcext:value-type="string">
            <text:p>[  315.571025] qspi_flash: </text:p>
            <text:p>[  315.571025] [RVC_DEBUG] qspi_flash_do_erase 818 --&gt; DATA = </text:p>
            <text:p>[  315.571034] qspi_flash: FF</text:p>
            <text:p>[  315.579247] qspi_flash: FF</text:p>
            <text:p>[  315.582039] qspi_flash: FF</text:p>
            <text:p>[  315.584775] qspi_flash: FF</text:p>
            <text:p>[  315.587506] qspi_flash: FF</text:p>
            <text:p>[  315.590278] qspi_flash: FF</text:p>
            <text:p>[  315.593012] qspi_flash: FF</text:p>
            <text:p>[  315.595743] qspi_flash: FF</text:p>
            <text:p>[  315.598474] qspi_flash: FF</text:p>
            <text:p>[  315.601228] qspi_flash: FF</text:p>
            <text:p>[  315.603964] qspi_flash: FF</text:p>
            <text:p>[  315.606696] qspi_flash: FF</text:p>
            <text:p>[  315.609427] qspi_flash: FF</text:p>
            <text:p>[  315.612179] qspi_flash: FF</text:p>
            <text:p>[  315.614912] qspi_flash: FF</text:p>
            <text:p>[  315.617645] qspi_flash: FF</text:p>
            <text:p>[  315.620395] qspi_flash: FF</text:p>
            <text:p>[  315.623129] qspi_flash: FF</text:p>
            <text:p>[  315.625860] qspi_flash: FF</text:p>
            <text:p>[  315.628592] qspi_flash: FF</text:p>
            <text:p>[  315.631344] qspi_flash: FF</text:p>
            <text:p>[  315.634078] qspi_flash: FF</text:p>
            <text:p>[  315.636809] qspi_flash: FF</text:p>
            <text:p>[  315.639541] qspi_flash: FF</text:p>
            <text:p>[  315.642292] qspi_flash: FF</text:p>
            <text:p>[  315.645025] qspi_flash: FF</text:p>
            <text:p>[  315.647757] qspi_flash: FF</text:p>
            <text:p>[  315.650510] qspi_flash: FF</text:p>
            <text:p>[  315.653244] qspi_flash: FF</text:p>
            <text:p>[  315.655975] qspi_flash: FF</text:p>
            <text:p>[  315.658705] qspi_flash: FF</text:p>
            <text:p>[  315.661456] qspi_flash: FF</text:p>
            <text:p>[  315.664189] qspi_flash: FF</text:p>
            <text:p>[  315.666920] qspi_flash: FF</text:p>
            <text:p>[  315.669650] qspi_flash: FF</text:p>
            <text:p>[  315.672406] qspi_flash: FF</text:p>
            <text:p>[  315.675141] qspi_flash: FF</text:p>
            <text:p>[  315.677872] qspi_flash: FF</text:p>
            <text:p>[  315.680623] qspi_flash: FF</text:p>
            <text:p>[  315.683356] qspi_flash: FF</text:p>
            <text:p>[  315.686088] qspi_flash: FF</text:p>
            <text:p>[  315.688819] qspi_flash: FF</text:p>
            <text:p>[  315.691570] qspi_flash: FF</text:p>
            <text:p>[  315.694304] qspi_flash: FF</text:p>
            <text:p>[  315.697035] qspi_flash: FF</text:p>
            <text:p>[  315.699765] qspi_flash: FF</text:p>
            <text:p>[  315.702519] qspi_flash: FF</text:p>
            <text:p>[  315.705253] qspi_flash: FF</text:p>
            <text:p>[  315.707983] qspi_flash: FF</text:p>
            <text:p>[  315.710736] qspi_flash: FF</text:p>
            <text:p>[  315.713469] qspi_flash: FF</text:p>
            <text:p>[  315.716200] qspi_flash: FF</text:p>
            <text:p>[  315.718931] qspi_flash: FF</text:p>
            <text:p>[  315.721683] qspi_flash: FF</text:p>
            <text:p>[  315.724416] qspi_flash: FF</text:p>
            <text:p>[  315.727147] qspi_flash: FF</text:p>
            <text:p>[  315.729898] qspi_flash: FF</text:p>
            <text:p>[  315.732631] qspi_flash: FF</text:p>
            <text:p>[  315.735362] qspi_flash: FF</text:p>
            <text:p>[  315.738092] qspi_flash: FF</text:p>
            <text:p>[  315.740842] qspi_flash: FF</text:p>
            <text:p>[  315.743575] qspi_flash: FF</text:p>
            <text:p>[  315.746306] qspi_flash: FF</text:p>
            <text:p>[  315.749037] qspi_flash: FF</text:p>
            <text:p>[  315.751787] qspi_flash: FF</text:p>
            <text:p>[  315.754521] qspi_flash: FF</text:p>
            <text:p>[  315.757252] qspi_flash: FF</text:p>
            <text:p>[  315.760002] qspi_flash: FF</text:p>
            <text:p>[  315.762735] qspi_flash: FF</text:p>
            <text:p>[  315.765466] qspi_flash: FF</text:p>
            <text:p>[  315.768197] qspi_flash: FF</text:p>
            <text:p>[  315.770949] qspi_flash: FF</text:p>
            <text:p>[  315.773682] qspi_flash: FF</text:p>
            <text:p>[  315.776413] qspi_flash: FF</text:p>
            <text:p>[  315.779144] qspi_flash: FF</text:p>
            <text:p>[  315.781895] qspi_flash: FF</text:p>
            <text:p>[  315.784628] qspi_flash: FF</text:p>
            <text:p>[  315.787359] qspi_flash: FF</text:p>
            <text:p>[  315.790109] qspi_flash: FF</text:p>
            <text:p>[  315.792842] qspi_flash: FF</text:p>
            <text:p>[  315.795573] qspi_flash: FF</text:p>
            <text:p>[  315.798303] qspi_flash: FF</text:p>
            <text:p>[  315.801053] qspi_flash: FF</text:p>
            <text:p>[  315.803787] qspi_flash: FF</text:p>
            <text:p>[  315.806518] qspi_flash: FF</text:p>
            <text:p>[  315.809249] qspi_flash: FF</text:p>
            <text:p>[  315.811998] qspi_flash: FF</text:p>
            <text:p>[  315.814731] qspi_flash: FF</text:p>
            <text:p>[  315.817462] qspi_flash: FF</text:p>
            <text:p>[  315.820215] qspi_flash: FF</text:p>
            <text:p>[  315.822950] qspi_flash: FF</text:p>
            <text:p>[  315.825682] qspi_flash: FF</text:p>
            <text:p>[  315.828413] qspi_flash: FF</text:p>
            <text:p>[  315.831166] qspi_flash: FF</text:p>
            <text:p>[  315.833902] qspi_flash: FF</text:p>
            <text:p>[  315.836633] qspi_flash: FF</text:p>
            <text:p>[  315.839364] qspi_flash: FF</text:p>
            <text:p>[  315.842116] qspi_flash: FF</text:p>
            <text:p>[  315.844850] qspi_flash: FF</text:p>
            <text:p>[  315.847581] qspi_flash: FF</text:p>
            <text:p>[  315.850331] qspi_flash: FF</text:p>
            <text:p>[  315.853064] qspi_flash: FF</text:p>
            <text:p>[  315.855795] qspi_flash: FF</text:p>
            <text:p>[  315.858525] qspi_flash: FF</text:p>
            <text:p>[  315.861275] qspi_flash: FF</text:p>
            <text:p>[  315.864007] qspi_flash: FF</text:p>
            <text:p>[  315.866738] qspi_flash: FF</text:p>
            <text:p>[  315.869469] qspi_flash: FF</text:p>
            <text:p>[  315.872220] qspi_flash: FF</text:p>
            <text:p>[  315.874954] qspi_flash: FF</text:p>
            <text:p>[  315.877686] qspi_flash: FF</text:p>
            <text:p>[  315.880436] qspi_flash: FF</text:p>
            <text:p>[  315.883169] qspi_flash: FF</text:p>
            <text:p>[  315.885901] qspi_flash: FF</text:p>
            <text:p>[  315.888632] qspi_flash: FF</text:p>
            <text:p>[  315.891384] qspi_flash: FF</text:p>
            <text:p>[  315.894118] qspi_flash: FF</text:p>
            <text:p>[  315.896849] qspi_flash: FF</text:p>
            <text:p>[  315.899580] qspi_flash: FF</text:p>
            <text:p>[  315.902331] qspi_flash: FF</text:p>
            <text:p>[  315.905065] qspi_flash: FF</text:p>
            <text:p>[  315.907796] qspi_flash: FF</text:p>
            <text:p>[  315.910545] qspi_flash: FF</text:p>
            <text:p>[  315.913278] qspi_flash: FF</text:p>
            <text:p>[  315.916010] qspi_flash: FF</text:p>
            <text:p>[  315.918740] qspi_flash: FF</text:p>
            <text:p>[  315.921490] qspi_flash: FF</text:p>
            <text:p>[  315.924222] qspi_flash: FF</text:p>
            <text:p>[  315.926954] qspi_flash: FF</text:p>
            <text:p>[  315.929685] qspi_flash: FF</text:p>
            <text:p>[  315.932434] qspi_flash: FF</text:p>
            <text:p>[  315.935167] qspi_flash: FF</text:p>
            <text:p>[  315.937898] qspi_flash: FF</text:p>
            <text:p>[  315.940648] qspi_flash: FF</text:p>
            <text:p>[  315.943381] qspi_flash: FF</text:p>
            <text:p>[  315.946113] qspi_flash: FF</text:p>
            <text:p>[  315.948843] qspi_flash: FF</text:p>
            <text:p>[  315.951594] qspi_flash: FF</text:p>
            <text:p>[  315.954327] qspi_flash: FF</text:p>
            <text:p>[  315.957059] qspi_flash: FF</text:p>
            <text:p>[  315.959789] qspi_flash: FF</text:p>
            <text:p>[  315.962543] qspi_flash: FF</text:p>
            <text:p>[  315.965278] qspi_flash: FF</text:p>
            <text:p>[  315.968010] qspi_flash: FF</text:p>
            <text:p>[  315.970762] qspi_flash: FF</text:p>
            <text:p>[  315.973495] qspi_flash: FF</text:p>
            <text:p>[  315.976226] qspi_flash: FF</text:p>
            <text:p>[  315.978957] qspi_flash: FF</text:p>
            <text:p>[  315.981707] qspi_flash: FF</text:p>
            <text:p>[  315.984440] qspi_flash: FF</text:p>
            <text:p>[  315.987171] qspi_flash: FF</text:p>
            <text:p>[  315.989921] qspi_flash: FF</text:p>
            <text:p>[  315.992656] qspi_flash: FF</text:p>
            <text:p>[  315.995388] qspi_flash: FF</text:p>
            <text:p>[  315.998119] qspi_flash: FF</text:p>
            <text:p>[  316.000871] qspi_flash: FF</text:p>
            <text:p>[  316.003603] qspi_flash: FF</text:p>
            <text:p>[  316.006334] qspi_flash: FF</text:p>
            <text:p>[  316.009065] qspi_flash: FF</text:p>
            <text:p>[  316.011815] qspi_flash: FF</text:p>
            <text:p>[  316.014549] qspi_flash: FF</text:p>
            <text:p>[  316.017280] qspi_flash: FF</text:p>
            <text:p>[  316.020030] qspi_flash: FF</text:p>
            <text:p>[  316.022763] qspi_flash: FF</text:p>
            <text:p>[  316.025495] qspi_flash: FF</text:p>
            <text:p>[  316.028227] qspi_flash: FF</text:p>
            <text:p>[  316.030984] qspi_flash: FF</text:p>
            <text:p>[  316.033718] qspi_flash: FF</text:p>
            <text:p>[  316.036450] qspi_flash: FF</text:p>
            <text:p>[  316.039181] qspi_flash: FF</text:p>
            <text:p>[  316.041932] qspi_flash: FF</text:p>
            <text:p>[  316.044666] qspi_flash: FF</text:p>
            <text:p>[  316.047397] qspi_flash: FF</text:p>
            <text:p>[  316.050152] qspi_flash: FF</text:p>
            <text:p>[  316.052886] qspi_flash: FF</text:p>
            <text:p>[  316.055617] qspi_flash: FF</text:p>
            <text:p>[  316.058347] qspi_flash: FF</text:p>
            <text:p>[  316.061098] qspi_flash: FF</text:p>
            <text:p>[  316.063833] qspi_flash: FF</text:p>
            <text:p>[  316.066563] qspi_flash: FF</text:p>
            <text:p>[  316.069293] qspi_flash: FF</text:p>
            <text:p>[  316.072044] qspi_flash: FF</text:p>
            <text:p>[  316.074780] qspi_flash: FF</text:p>
            <text:p>[  316.077511] qspi_flash: FF</text:p>
            <text:p>[  316.080264] qspi_flash: FF</text:p>
            <text:p>[  316.082997] qspi_flash: FF</text:p>
            <text:p>[  316.085729] qspi_flash: FF</text:p>
            <text:p>[  316.088460] qspi_flash: FF</text:p>
            <text:p>[  316.091213] qspi_flash: FF</text:p>
            <text:p>[  316.093946] qspi_flash: FF</text:p>
            <text:p>[  316.096677] qspi_flash: FF</text:p>
            <text:p>[  316.099408] qspi_flash: FF</text:p>
            <text:p>[  316.102158] qspi_flash: FF</text:p>
            <text:p>[  316.104890] qspi_flash: FF</text:p>
            <text:p>[  316.107622] qspi_flash: FF</text:p>
            <text:p>[  316.110371] qspi_flash: FF</text:p>
            <text:p>[  316.113104] qspi_flash: FF</text:p>
            <text:p>[  316.115835] qspi_flash: FF</text:p>
            <text:p>[  316.118566] qspi_flash: FF</text:p>
            <text:p>[  316.121316] qspi_flash: FF</text:p>
            <text:p>[  316.124049] qspi_flash: FF</text:p>
            <text:p>[  316.126781] qspi_flash: FF</text:p>
            <text:p>[  316.129512] qspi_flash: FF</text:p>
            <text:p>[  316.132262] qspi_flash: FF</text:p>
            <text:p>[  316.134996] qspi_flash: FF</text:p>
            <text:p>[  316.137727] qspi_flash: FF</text:p>
            <text:p>[  316.140477] qspi_flash: FF</text:p>
            <text:p>[  316.143211] qspi_flash: FF</text:p>
            <text:p>[  316.145942] qspi_flash: FF</text:p>
            <text:p>[  316.148672] qspi_flash: FF</text:p>
            <text:p>[  316.151424] qspi_flash: FF</text:p>
            <text:p>[  316.154156] qspi_flash: FF</text:p>
            <text:p>[  316.156887] qspi_flash: FF</text:p>
            <text:p>[  316.159617] qspi_flash: FF</text:p>
            <text:p>[  316.162367] qspi_flash: FF</text:p>
            <text:p>[  316.165101] qspi_flash: FF</text:p>
            <text:p>[  316.167832] qspi_flash: FF</text:p>
            <text:p>[  316.170581] qspi_flash: FF</text:p>
            <text:p>[  316.173315] qspi_flash: FF</text:p>
            <text:p>[  316.176046] qspi_flash: FF</text:p>
            <text:p>[  316.178776] qspi_flash: FF</text:p>
            <text:p>[  316.181527] qspi_flash: FF</text:p>
            <text:p>[  316.184260] qspi_flash: FF</text:p>
            <text:p>[  316.186992] qspi_flash: FF</text:p>
            <text:p>[  316.189722] qspi_flash: FF</text:p>
            <text:p>[  316.192472] qspi_flash: FF</text:p>
            <text:p>[  316.195205] qspi_flash: FF</text:p>
            <text:p>[  316.197936] qspi_flash: FF</text:p>
            <text:p>[  316.200696] qspi_flash: FF</text:p>
            <text:p>[  316.203432] qspi_flash: FF</text:p>
            <text:p>[  316.206163] qspi_flash: FF</text:p>
            <text:p>[  316.208894] qspi_flash: FF</text:p>
            <text:p>[  316.211645] qspi_flash: FF</text:p>
            <text:p>[  316.214379] qspi_flash: FF</text:p>
            <text:p>[  316.217111] qspi_flash: FF</text:p>
            <text:p>[  316.219863] qspi_flash: FF</text:p>
            <text:p>[  316.222597] qspi_flash: FF</text:p>
            <text:p>[  316.225329] qspi_flash: FF</text:p>
            <text:p>[  316.228060] qspi_flash: FF</text:p>
            <text:p>[  316.230810] qspi_flash: FF</text:p>
            <text:p>[  316.233543] qspi_flash: FF</text:p>
            <text:p>[  316.236276] qspi_flash: FF</text:p>
            <text:p>[  316.239007] qspi_flash: FF</text:p>
            <text:p>[  316.241757] qspi_flash: FF</text:p>
            <text:p>[  316.244491] qspi_flash: FF</text:p>
            <text:p>[  316.247223] qspi_flash: FF</text:p>
            <text:p>[  316.249972] qspi_flash: FF</text:p>
            <text:p>[  316.252705] qspi_flash: FF</text:p>
            <text:p>[  316.255436] qspi_flash: FF</text:p>
            <text:p>[  316.258168] qspi_flash: FF</text:p>
            <text:p>[  316.260918] qspi_flash: FF</text:p>
            <text:p>[  316.263652] qspi_flash: FF</text:p>
            <text:p>[  316.266383] qspi_flash: FF</text:p>
            <text:p>[  316.269113] qspi_flash: FF</text:p>
            <text:p>[  316.271863] qspi_flash: FF</text:p>
            <text:p>[  316.274596] qspi_flash: FF</text:p>
            <text:p>[  316.277328] qspi_flash: </text:p>
            <text:p>[  316.282646] qspi_flash: (AFTER) op=2,addr=0x25000000,dual=0,prog_buffer_cnt=0</text:p>
            <text:p/>
            <text:p>[  316.382677] qspi_flash: qspi_flash_read called. length=1, *ppos=8</text:p>
            <text:p>Erase Complete. Status = OK</text:p>
            <text:p>$ </text:p>
            <text:p>$ </text:p>
            <text:p>CTRL-A Z for help | 115200 8N1 | NOR | Minicom 2.7 | VT102 | Offline | ttyACM0 </text:p>
            <text:p>[  315.571025] qspi_flash: </text:p>
            <text:p>[  315.571025] [RVC_DEBUG] qspi_flash_do_erase 818 --&gt; DATA = </text:p>
            <text:p>[  315.571034] qspi_flash: FF</text:p>
            <text:p>[  315.579247] qspi_flash: FF</text:p>
            <text:p>[  315.582039] qspi_flash: FF</text:p>
            <text:p>[  315.584775] qspi_flash: FF</text:p>
            <text:p>[  315.587506] qspi_flash: FF</text:p>
            <text:p>[  315.590278] qspi_flash: FF</text:p>
            <text:p>[  315.593012] qspi_flash: FF</text:p>
            <text:p>[  315.595743] qspi_flash: FF</text:p>
            <text:p>[  315.598474] qspi_flash: FF</text:p>
            <text:p>[  315.601228] qspi_flash: FF</text:p>
            <text:p>[  315.603964] qspi_flash: FF</text:p>
            <text:p>[  315.606696] qspi_flash: FF</text:p>
            <text:p>[  315.609427] qspi_flash: FF</text:p>
            <text:p>[  315.612179] qspi_flash: FF</text:p>
            <text:p>[  315.614912] qspi_flash: FF</text:p>
            <text:p>[  315.617645] qspi_flash: FF</text:p>
            <text:p>[  315.620395] qspi_flash: FF</text:p>
            <text:p>[  315.623129] qspi_flash: FF</text:p>
            <text:p>[  315.625860] qspi_flash: FF</text:p>
            <text:p>[  315.628592] qspi_flash: FF</text:p>
            <text:p>[  315.631344] qspi_flash: FF</text:p>
            <text:p>[  315.634078] qspi_flash: FF</text:p>
            <text:p>[  315.636809] qspi_flash: FF</text:p>
            <text:p>[  315.639541] qspi_flash: FF</text:p>
            <text:p>[  315.642292] qspi_flash: FF</text:p>
            <text:p>[  315.645025] qspi_flash: FF</text:p>
            <text:p>[  315.647757] qspi_flash: FF</text:p>
            <text:p>[  315.650510] qspi_flash: FF</text:p>
            <text:p>[  315.653244] qspi_flash: FF</text:p>
            <text:p>[  315.655975] qspi_flash: FF</text:p>
            <text:p>[  315.658705] qspi_flash: FF</text:p>
            <text:p>[  315.661456] qspi_flash: FF</text:p>
            <text:p>[  315.664189] qspi_flash: FF</text:p>
            <text:p>[  315.666920] qspi_flash: FF</text:p>
            <text:p>[  315.669650] qspi_flash: FF</text:p>
            <text:p>[  315.672406] qspi_flash: FF</text:p>
            <text:p>[  315.675141] qspi_flash: FF</text:p>
            <text:p>[  315.677872] qspi_flash: FF</text:p>
            <text:p>[  315.680623] qspi_flash: FF</text:p>
            <text:p>[  315.683356] qspi_flash: FF</text:p>
            <text:p>[  315.686088] qspi_flash: FF</text:p>
            <text:p>[  315.688819] qspi_flash: FF</text:p>
            <text:p>[  315.691570] qspi_flash: FF</text:p>
            <text:p>[  315.694304] qspi_flash: FF</text:p>
            <text:p>[  315.697035] qspi_flash: FF</text:p>
            <text:p>[  315.699765] qspi_flash: FF</text:p>
            <text:p>[  315.702519] qspi_flash: FF</text:p>
            <text:p>[  315.705253] qspi_flash: FF</text:p>
            <text:p>[  315.707983] qspi_flash: FF</text:p>
            <text:p>[  315.710736] qspi_flash: FF</text:p>
            <text:p>[  315.713469] qspi_flash: FF</text:p>
            <text:p>[  315.716200] qspi_flash: FF</text:p>
            <text:p>[  315.718931] qspi_flash: FF</text:p>
            <text:p>[  315.721683] qspi_flash: FF</text:p>
            <text:p>[  315.724416] qspi_flash: FF</text:p>
            <text:p>[  315.727147] qspi_flash: FF</text:p>
            <text:p>[  315.729898] qspi_flash: FF</text:p>
            <text:p>[  315.732631] qspi_flash: FF</text:p>
            <text:p>[  315.735362] qspi_flash: FF</text:p>
            <text:p>[  315.738092] qspi_flash: FF</text:p>
            <text:p>[  315.740842] qspi_flash: FF</text:p>
            <text:p>[  315.743575] qspi_flash: FF</text:p>
            <text:p>[  315.746306] qspi_flash: FF</text:p>
            <text:p>[  315.749037] qspi_flash: FF</text:p>
            <text:p>[  315.751787] qspi_flash: FF</text:p>
            <text:p>[  315.754521] qspi_flash: FF</text:p>
            <text:p>[  315.757252] qspi_flash: FF</text:p>
            <text:p>[  315.760002] qspi_flash: FF</text:p>
            <text:p>[  315.762735] qspi_flash: FF</text:p>
            <text:p>[  315.765466] qspi_flash: FF</text:p>
            <text:p>[  315.768197] qspi_flash: FF</text:p>
            <text:p>[  315.770949] qspi_flash: FF</text:p>
            <text:p>[  315.773682] qspi_flash: FF</text:p>
            <text:p>[  315.776413] qspi_flash: FF</text:p>
            <text:p>[  315.779144] qspi_flash: FF</text:p>
            <text:p>[  315.781895] qspi_flash: FF</text:p>
            <text:p>[  315.784628] qspi_flash: FF</text:p>
            <text:p>[  315.787359] qspi_flash: FF</text:p>
            <text:p>[  315.790109] qspi_flash: FF</text:p>
            <text:p>[  315.792842] qspi_flash: FF</text:p>
            <text:p>[  315.795573] qspi_flash: FF</text:p>
            <text:p>[  315.798303] qspi_flash: FF</text:p>
            <text:p>[  315.801053] qspi_flash: FF</text:p>
            <text:p>[  315.803787] qspi_flash: FF</text:p>
            <text:p>[  315.806518] qspi_flash: FF</text:p>
            <text:p>[  315.809249] qspi_flash: FF</text:p>
            <text:p>[  315.811998] qspi_flash: FF</text:p>
            <text:p>[  315.814731] qspi_flash: FF</text:p>
            <text:p>[  315.817462] qspi_flash: FF</text:p>
            <text:p>[  315.820215] qspi_flash: FF</text:p>
            <text:p>[  315.822950] qspi_flash: FF</text:p>
            <text:p>[  315.825682] qspi_flash: FF</text:p>
            <text:p>[  315.828413] qspi_flash: FF</text:p>
            <text:p>[  315.831166] qspi_flash: FF</text:p>
            <text:p>[  315.833902] qspi_flash: FF</text:p>
            <text:p>[  315.836633] qspi_flash: FF</text:p>
            <text:p>[  315.839364] qspi_flash: FF</text:p>
            <text:p>[  315.842116] qspi_flash: FF</text:p>
            <text:p>[  315.844850] qspi_flash: FF</text:p>
            <text:p>[  315.847581] qspi_flash: FF</text:p>
            <text:p>[  315.850331] qspi_flash: FF</text:p>
            <text:p>[  315.853064] qspi_flash: FF</text:p>
            <text:p>[  315.855795] qspi_flash: FF</text:p>
            <text:p>[  315.858525] qspi_flash: FF</text:p>
            <text:p>[  315.861275] qspi_flash: FF</text:p>
            <text:p>[  315.864007] qspi_flash: FF</text:p>
            <text:p>[  315.866738] qspi_flash: FF</text:p>
            <text:p>[  315.869469] qspi_flash: FF</text:p>
            <text:p>[  315.872220] qspi_flash: FF</text:p>
            <text:p>[  315.874954] qspi_flash: FF</text:p>
            <text:p>[  315.877686] qspi_flash: FF</text:p>
            <text:p>[  315.880436] qspi_flash: FF</text:p>
            <text:p>[  315.883169] qspi_flash: FF</text:p>
            <text:p>[  315.885901] qspi_flash: FF</text:p>
            <text:p>[  315.888632] qspi_flash: FF</text:p>
            <text:p>[  315.891384] qspi_flash: FF</text:p>
            <text:p>[  315.894118] qspi_flash: FF</text:p>
            <text:p>[  315.896849] qspi_flash: FF</text:p>
            <text:p>[  315.899580] qspi_flash: FF</text:p>
            <text:p>[  315.902331] qspi_flash: FF</text:p>
            <text:p>[  315.905065] qspi_flash: FF</text:p>
            <text:p>[  315.907796] qspi_flash: FF</text:p>
            <text:p>[  315.910545] qspi_flash: FF</text:p>
            <text:p>[  315.913278] qspi_flash: FF</text:p>
            <text:p>[  315.916010] qspi_flash: FF</text:p>
            <text:p>[  315.918740] qspi_flash: FF</text:p>
            <text:p>[  315.921490] qspi_flash: FF</text:p>
            <text:p>[  315.924222] qspi_flash: FF</text:p>
            <text:p>[  315.926954] qspi_flash: FF</text:p>
            <text:p>[  315.929685] qspi_flash: FF</text:p>
            <text:p>[  315.932434] qspi_flash: FF</text:p>
            <text:p>[  315.935167] qspi_flash: FF</text:p>
            <text:p>[  315.937898] qspi_flash: FF</text:p>
            <text:p>[  315.940648] qspi_flash: FF</text:p>
            <text:p>[  315.943381] qspi_flash: FF</text:p>
            <text:p>[  315.946113] qspi_flash: FF</text:p>
            <text:p>[  315.948843] qspi_flash: FF</text:p>
            <text:p>[  315.951594] qspi_flash: FF</text:p>
            <text:p>[  315.954327] qspi_flash: FF</text:p>
            <text:p>[  315.957059] qspi_flash: FF</text:p>
            <text:p>[  315.959789] qspi_flash: FF</text:p>
            <text:p>[  315.962543] qspi_flash: FF</text:p>
            <text:p>[  315.965278] qspi_flash: FF</text:p>
            <text:p>[  315.968010] qspi_flash: FF</text:p>
            <text:p>[  315.970762] qspi_flash: FF</text:p>
            <text:p>[  315.973495] qspi_flash: FF</text:p>
            <text:p>[  315.976226] qspi_flash: FF</text:p>
            <text:p>[  315.978957] qspi_flash: FF</text:p>
            <text:p>[  315.981707] qspi_flash: FF</text:p>
            <text:p>[  315.984440] qspi_flash: FF</text:p>
            <text:p>[  315.987171] qspi_flash: FF</text:p>
            <text:p>[  315.989921] qspi_flash: FF</text:p>
            <text:p>[  315.992656] qspi_flash: FF</text:p>
            <text:p>[  315.995388] qspi_flash: FF</text:p>
            <text:p>[  315.998119] qspi_flash: FF</text:p>
            <text:p>[  316.000871] qspi_flash: FF</text:p>
            <text:p>[  316.003603] qspi_flash: FF</text:p>
            <text:p>[  316.006334] qspi_flash: FF</text:p>
            <text:p>[  316.009065] qspi_flash: FF</text:p>
            <text:p>[  316.011815] qspi_flash: FF</text:p>
            <text:p>[  316.014549] qspi_flash: FF</text:p>
            <text:p>[  316.017280] qspi_flash: FF</text:p>
            <text:p>[  316.020030] qspi_flash: FF</text:p>
            <text:p>[  316.022763] qspi_flash: FF</text:p>
            <text:p>[  316.025495] qspi_flash: FF</text:p>
            <text:p>[  316.028227] qspi_flash: FF</text:p>
            <text:p>[  316.030984] qspi_flash: FF</text:p>
            <text:p>[  316.033718] qspi_flash: FF</text:p>
            <text:p>[  316.036450] qspi_flash: FF</text:p>
            <text:p>[  316.039181] qspi_flash: FF</text:p>
            <text:p>[  316.041932] qspi_flash: FF</text:p>
            <text:p>[  316.044666] qspi_flash: FF</text:p>
            <text:p>[  316.047397] qspi_flash: FF</text:p>
            <text:p>[  316.050152] qspi_flash: FF</text:p>
            <text:p>[  316.052886] qspi_flash: FF</text:p>
            <text:p>[  316.055617] qspi_flash: FF</text:p>
            <text:p>[  316.058347] qspi_flash: FF</text:p>
            <text:p>[  316.061098] qspi_flash: FF</text:p>
            <text:p>[  316.063833] qspi_flash: FF</text:p>
            <text:p>[  316.066563] qspi_flash: FF</text:p>
            <text:p>[  316.069293] qspi_flash: FF</text:p>
            <text:p>[  316.072044] qspi_flash: FF</text:p>
            <text:p>[  316.074780] qspi_flash: FF</text:p>
            <text:p>[  316.077511] qspi_flash: FF</text:p>
            <text:p>[  316.080264] qspi_flash: FF</text:p>
            <text:p>[  316.082997] qspi_flash: FF</text:p>
            <text:p>[  316.085729] qspi_flash: FF</text:p>
            <text:p>[  316.088460] qspi_flash: FF</text:p>
            <text:p>[  316.091213] qspi_flash: FF</text:p>
            <text:p>[  316.093946] qspi_flash: FF</text:p>
            <text:p>[  316.096677] qspi_flash: FF</text:p>
            <text:p>[  316.099408] qspi_flash: FF</text:p>
            <text:p>[  316.102158] qspi_flash: FF</text:p>
            <text:p>[  316.104890] qspi_flash: FF</text:p>
            <text:p>[  316.107622] qspi_flash: FF</text:p>
            <text:p>[  316.110371] qspi_flash: FF</text:p>
            <text:p>[  316.113104] qspi_flash: FF</text:p>
            <text:p>[  316.115835] qspi_flash: FF</text:p>
            <text:p>[  316.118566] qspi_flash: FF</text:p>
            <text:p>[  316.121316] qspi_flash: FF</text:p>
            <text:p>[  316.124049] qspi_flash: FF</text:p>
            <text:p>[  316.126781] qspi_flash: FF</text:p>
            <text:p>[  316.129512] qspi_flash: FF</text:p>
            <text:p>[  316.132262] qspi_flash: FF</text:p>
            <text:p>[  316.134996] qspi_flash: FF</text:p>
            <text:p>[  316.137727] qspi_flash: FF</text:p>
            <text:p>[  316.140477] qspi_flash: FF</text:p>
            <text:p>[  316.143211] qspi_flash: FF</text:p>
            <text:p>[  316.145942] qspi_flash: FF</text:p>
            <text:p>[  316.148672] qspi_flash: FF</text:p>
            <text:p>[  316.151424] qspi_flash: FF</text:p>
            <text:p>[  316.154156] qspi_flash: FF</text:p>
            <text:p>[  316.156887] qspi_flash: FF</text:p>
            <text:p>[  316.159617] qspi_flash: FF</text:p>
            <text:p>[  316.162367] qspi_flash: FF</text:p>
            <text:p>[  316.165101] qspi_flash: FF</text:p>
            <text:p>[  316.167832] qspi_flash: FF</text:p>
            <text:p>[  316.170581] qspi_flash: FF</text:p>
            <text:p>[  316.173315] qspi_flash: FF</text:p>
            <text:p>[  316.176046] qspi_flash: FF</text:p>
            <text:p>[  316.178776] qspi_flash: FF</text:p>
            <text:p>[  316.181527] qspi_flash: FF</text:p>
            <text:p>[  316.184260] qspi_flash: FF</text:p>
            <text:p>[  316.186992] qspi_flash: FF</text:p>
            <text:p>[  316.189722] qspi_flash: FF</text:p>
            <text:p>[  316.192472] qspi_flash: FF</text:p>
            <text:p>[  316.195205] qspi_flash: FF</text:p>
            <text:p>[  316.197936] qspi_flash: FF</text:p>
            <text:p>[  316.200696] qspi_flash: FF</text:p>
            <text:p>[  316.203432] qspi_flash: FF</text:p>
            <text:p>[  316.206163] qspi_flash: FF</text:p>
            <text:p>[  316.208894] qspi_flash: FF</text:p>
            <text:p>[  316.211645] qspi_flash: FF</text:p>
            <text:p>[  316.214379] qspi_flash: FF</text:p>
            <text:p>[  316.217111] qspi_flash: FF</text:p>
            <text:p>[  316.219863] qspi_flash: FF</text:p>
            <text:p>[  316.222597] qspi_flash: FF</text:p>
            <text:p>[  316.225329] qspi_flash: FF</text:p>
            <text:p>[  316.228060] qspi_flash: FF</text:p>
            <text:p>[  316.230810] qspi_flash: FF</text:p>
            <text:p>[  316.233543] qspi_flash: FF</text:p>
            <text:p>[  316.236276] qspi_flash: FF</text:p>
            <text:p>[  316.239007] qspi_flash: FF</text:p>
            <text:p>[  316.[  315.571025] qspi_flash: </text:p>
            <text:p>[  315.571025] [RVC_DEBUG] qspi_flash_do_erase 818 --&gt; DATA = </text:p>
            <text:p>[  315.571034] qspi_flash: FF</text:p>
            <text:p>[  315.579247] qspi_flash: FF</text:p>
            <text:p>[  315.582039] qspi_flash: FF</text:p>
            <text:p>[  315.584775] qspi_flash: FF</text:p>
            <text:p>[  315.587506] qspi_flash: FF</text:p>
            <text:p>[  315.590278] qspi_flash: FF</text:p>
            <text:p>[  315.593012] qspi_flash: FF</text:p>
            <text:p>[  315.595743] qspi_flash: FF</text:p>
            <text:p>[  315.598474] qspi_flash: FF</text:p>
            <text:p>[  315.601228] qspi_flash: FF</text:p>
            <text:p>[  315.603964] qspi_flash: FF</text:p>
            <text:p>[  315.606696] qspi_flash: FF</text:p>
            <text:p>[  315.609427] qspi_flash: FF</text:p>
            <text:p>[  315.612179] qspi_flash: FF</text:p>
            <text:p>[  315.614912] qspi_flash: FF</text:p>
            <text:p>[  315.617645] qspi_flash: FF</text:p>
            <text:p>[  315.620395] qspi_flash: FF</text:p>
            <text:p>[  315.623129] qspi_flash: FF</text:p>
            <text:p>[  315.625860] qspi_flash: FF</text:p>
            <text:p>[  315.628592] qspi_flash: FF</text:p>
            <text:p>[  315.631344] qspi_flash: FF</text:p>
            <text:p>[  315.634078] qspi_flash: FF</text:p>
            <text:p>[  315.636809] qspi_flash: FF</text:p>
            <text:p>[  315.639541] qspi_flash: FF</text:p>
            <text:p>[  315.642292] qspi_flash: FF</text:p>
            <text:p>[  315.645025] qspi_flash: FF</text:p>
            <text:p>[  315.647757] qspi_flash: FF</text:p>
            <text:p>[  315.650510] qspi_flash: FF</text:p>
            <text:p>[  315.653244] qspi_flash: FF</text:p>
            <text:p>[  315.655975] qspi_flash: FF</text:p>
            <text:p>[  315.658705] qspi_flash: FF</text:p>
            <text:p>[  315.661456] qspi_flash: FF</text:p>
            <text:p>[  315.664189] qspi_flash: FF</text:p>
            <text:p>[  315.666920] qspi_flash: FF</text:p>
            <text:p>[  315.669650] qspi_flash: FF</text:p>
            <text:p>[  315.672406] qspi_flash: FF</text:p>
            <text:p>[  315.675141] qspi_flash: FF</text:p>
            <text:p>[  315.677872] qspi_flash: FF</text:p>
            <text:p>[  315.680623] qspi_flash: FF</text:p>
            <text:p>[  315.683356] qspi_flash: FF</text:p>
            <text:p>[  315.686088] qspi_flash: FF</text:p>
            <text:p>[  315.688819] qspi_flash: FF</text:p>
            <text:p>[  315.691570] qspi_flash: FF</text:p>
            <text:p>[  315.694304] qspi_flash: FF</text:p>
            <text:p>[  315.697035] qspi_flash: FF</text:p>
            <text:p>[  315.699765] qspi_flash: FF</text:p>
            <text:p>[  315.702519] qspi_flash: FF</text:p>
            <text:p>[  315.705253] qspi_flash: FF</text:p>
            <text:p>[  315.707983] qspi_flash: FF</text:p>
            <text:p>[  315.710736] qspi_flash: FF</text:p>
            <text:p>[  315.713469] qspi_flash: FF</text:p>
            <text:p>[  315.716200] qspi_flash: FF</text:p>
            <text:p>[  315.718931] qspi_flash: FF</text:p>
            <text:p>[  315.721683] qspi_flash: FF</text:p>
            <text:p>[  315.724416] qspi_flash: FF</text:p>
            <text:p>[  315.727147] qspi_flash: FF</text:p>
            <text:p>[  315.729898] qspi_flash: FF</text:p>
            <text:p>[  315.732631] qspi_flash: FF</text:p>
            <text:p>[  315.735362] qspi_flash: FF</text:p>
            <text:p>[  315.738092] qspi_flash: FF</text:p>
            <text:p>[  315.740842] qspi_flash: FF</text:p>
            <text:p>[  315.743575] qspi_flash: FF</text:p>
            <text:p>[  315.746306] qspi_flash: FF</text:p>
            <text:p>[  315.749037] qspi_flash: FF</text:p>
            <text:p>[  315.751787] qspi_flash: FF</text:p>
            <text:p>[  315.754521] qspi_flash: FF</text:p>
            <text:p>[  315.757252] qspi_flash: FF</text:p>
            <text:p>[  315.760002] qspi_flash: FF</text:p>
            <text:p>[  315.762735] qspi_flash: FF</text:p>
            <text:p>[  315.765466] qspi_flash: FF</text:p>
            <text:p>[  315.768197] qspi_flash: FF</text:p>
            <text:p>[  315.770949] qspi_flash: FF</text:p>
            <text:p>[  315.773682] qspi_flash: FF</text:p>
            <text:p>[  315.776413] qspi_flash: FF</text:p>
            <text:p>[  315.779144] qspi_flash: FF</text:p>
            <text:p>[  315.781895] qspi_flash: FF</text:p>
            <text:p>[  315.784628] qspi_flash: FF</text:p>
            <text:p>[  315.787359] qspi_flash: FF</text:p>
            <text:p>[  315.790109] qspi_flash: FF</text:p>
            <text:p>[  315.792842] qspi_flash: FF</text:p>
            <text:p>[  315.795573] qspi_flash: FF</text:p>
            <text:p>[  315.798303] qspi_flash: FF</text:p>
            <text:p>[  315.801053] qspi_flash: FF</text:p>
            <text:p>[  315.803787] qspi_flash: FF</text:p>
            <text:p>[  315.806518] qspi_flash: FF</text:p>
            <text:p>[  315.809249] qspi_flash: FF</text:p>
            <text:p>[  315.811998] qspi_flash: FF</text:p>
            <text:p>[  315.814731] qspi_flash: FF</text:p>
            <text:p>[  315.817462] qspi_flash: FF</text:p>
            <text:p>[  315.820215] qspi_flash: FF</text:p>
            <text:p>[  315.822950] qspi_flash: FF</text:p>
            <text:p>[  315.825682] qspi_flash: FF</text:p>
            <text:p>[  315.828413] qspi_flash: FF</text:p>
            <text:p>[  315.831166] qspi_flash: FF</text:p>
            <text:p>[  315.833902] qspi_flash: FF</text:p>
            <text:p>[  315.836633] qspi_flash: FF</text:p>
            <text:p>[  315.839364] qspi_flash: FF</text:p>
            <text:p>[  315.842116] qspi_flash: FF</text:p>
            <text:p>[  315.844850] qspi_flash: FF</text:p>
            <text:p>[  315.847581] qspi_flash: FF</text:p>
            <text:p>[  315.850331] qspi_flash: FF</text:p>
            <text:p>[  315.853064] qspi_flash: FF</text:p>
            <text:p>[  315.855795] qspi_flash: FF</text:p>
            <text:p>[  315.858525] qspi_flash: FF</text:p>
            <text:p>[  315.861275] qspi_flash: FF</text:p>
            <text:p>[  315.864007] qspi_flash: FF</text:p>
            <text:p>[  315.866738] qspi_flash: FF</text:p>
            <text:p>[  315.869469] qspi_flash: FF</text:p>
            <text:p>[  315.872220] qspi_flash: FF</text:p>
            <text:p>[  315.874954] qspi_flash: FF</text:p>
            <text:p>[  315.877686] qspi_flash: FF</text:p>
            <text:p>[  315.880436] qspi_flash: FF</text:p>
            <text:p>[  315.883169] qspi_flash: FF</text:p>
            <text:p>[  315.885901] qspi_flash: FF</text:p>
            <text:p>[  315.888632] qspi_flash: FF</text:p>
            <text:p>[  315.891384] qspi_flash: FF</text:p>
            <text:p>[  315.894118] qspi_flash: FF</text:p>
            <text:p>[  315.896849] qspi_flash: FF</text:p>
            <text:p>[  315.899580] qspi_flash: FF</text:p>
            <text:p>[  315.902331] qspi_flash: FF</text:p>
            <text:p>[  315.905065] qspi_flash: FF</text:p>
            <text:p>[  315.907796] qspi_flash: FF</text:p>
            <text:p>[  315.910545] qspi_flash: FF</text:p>
            <text:p>[  315.913278] qspi_flash: FF</text:p>
            <text:p>[  315.916010] qspi_flash: FF</text:p>
            <text:p>[  315.918740] qspi_flash: FF</text:p>
            <text:p>[  315.921490] qspi_flash: FF</text:p>
            <text:p>[  315.924222] qspi_flash: FF</text:p>
            <text:p>[  315.926954] qspi_flash: FF</text:p>
            <text:p>[  315.929685] qspi_flash: FF</text:p>
            <text:p>[  315.932434] qspi_flash: FF</text:p>
            <text:p>[  315.935167] qspi_flash: FF</text:p>
            <text:p>[  315.937898] qspi_flash: FF</text:p>
            <text:p>[  315.940648] qspi_flash: FF</text:p>
            <text:p>[  315.943381] qspi_flash: FF</text:p>
            <text:p>[  315.946113] qspi_flash: FF</text:p>
            <text:p>[  315.948843] qspi_flash: FF</text:p>
            <text:p>[  315.951594] qspi_flash: FF</text:p>
            <text:p>[  315.954327] qspi_flash: FF</text:p>
            <text:p>[  315.957059] qspi_flash: FF</text:p>
            <text:p>[  315.959789] qspi_flash: FF</text:p>
            <text:p>[  315.962543] qspi_flash: FF</text:p>
            <text:p>[  315.965278] qspi_flash: FF</text:p>
            <text:p>[  315.968010] qspi_flash: FF</text:p>
            <text:p>[  315.970762] qspi_flash: FF</text:p>
            <text:p>[  315.973495] qspi_flash: FF</text:p>
            <text:p>[  315.976226] qspi_flash: FF</text:p>
            <text:p>[  315.978957] qspi_flash: FF</text:p>
            <text:p>[  315.981707] qspi_flash: FF</text:p>
            <text:p>[  315.984440] qspi_flash: FF</text:p>
            <text:p>[  315.987171] qspi_flash: FF</text:p>
            <text:p>[  315.989921] qspi_flash: FF</text:p>
            <text:p>[  315.992656] qspi_flash: FF</text:p>
            <text:p>[  315.995388] qspi_flash: FF</text:p>
            <text:p>[  315.998119] qspi_flash: FF</text:p>
            <text:p>[  316.000871] qspi_flash: FF</text:p>
            <text:p>[  316.003603] qspi_flash: FF</text:p>
            <text:p>[  316.006334] qspi_flash: FF</text:p>
            <text:p>[  316.009065] qspi_flash: FF</text:p>
            <text:p>[  316.011815] qspi_flash: FF</text:p>
            <text:p>[  316.014549] qspi_flash: FF</text:p>
            <text:p>[  316.017280] qspi_flash: FF</text:p>
            <text:p>[  316.020030] qspi_flash: FF</text:p>
            <text:p>[  316.022763] qspi_flash: FF</text:p>
            <text:p>[  316.025495] qspi_flash: FF</text:p>
            <text:p>[  316.028227] qspi_flash: FF</text:p>
            <text:p>[  316.030984] qspi_flash: FF</text:p>
            <text:p>[  316.033718] qspi_flash: FF</text:p>
            <text:p>[  316.036450] qspi_flash: FF</text:p>
            <text:p>[  316.039181] qspi_flash: FF</text:p>
            <text:p>[  316.041932] qspi_flash: FF</text:p>
            <text:p>[  316.044666] qspi_flash: FF</text:p>
            <text:p>[  316.047397] qspi_flash: FF</text:p>
            <text:p>[  316.050152] qspi_flash: FF</text:p>
            <text:p>[  316.052886] qspi_flash: FF</text:p>
            <text:p>[  316.055617] qspi_flash: FF</text:p>
            <text:p>[  316.058347] qspi_flash: FF</text:p>
            <text:p>[  316.061098] qspi_flash: FF</text:p>
            <text:p>[  316.063833] qspi_flash: FF</text:p>
            <text:p>[  316.066563] qspi_flash: FF</text:p>
            <text:p>[  316.069293] qspi_flash: FF</text:p>
            <text:p>[  316.072044] qspi_flash: FF</text:p>
            <text:p>[  316.074780] qspi_flash: FF</text:p>
            <text:p>[  316.077511] qspi_flash: FF</text:p>
            <text:p>[  316.080264] qspi_flash: FF</text:p>
            <text:p>[  316.082997] qspi_flash: FF</text:p>
            <text:p>[  316.085729] qspi_flash: FF</text:p>
            <text:p>[  316.088460] qspi_flash: FF</text:p>
            <text:p>[  316.091213] qspi_flash: FF</text:p>
            <text:p>[  316.093946] qspi_flash: FF</text:p>
            <text:p>[  316.096677] qspi_flash: FF</text:p>
            <text:p>[  316.099408] qspi_flash: FF</text:p>
            <text:p>[  316.102158] qspi_flash: FF</text:p>
            <text:p>[  316.104890] qspi_flash: FF</text:p>
            <text:p>[  316.107622] qspi_flash: FF</text:p>
            <text:p>[  316.110371] qspi_flash: FF</text:p>
            <text:p>[  316.113104] qspi_flash: FF</text:p>
            <text:p>[  316.115835] qspi_flash: FF</text:p>
            <text:p>[  316.118566] qspi_flash: FF</text:p>
            <text:p>[  316.121316] qspi_flash: FF</text:p>
            <text:p>[  316.124049] qspi_flash: FF</text:p>
            <text:p>[  316.126781] qspi_flash: FF</text:p>
            <text:p>[  316.129512] qspi_flash: FF</text:p>
            <text:p>[  316.132262] qspi_flash: FF</text:p>
            <text:p>[  316.134996] qspi_flash: FF</text:p>
            <text:p>[  316.137727] qspi_flash: FF</text:p>
            <text:p>[  316.140477] qspi_flash: FF</text:p>
            <text:p>[  316.143211] qspi_flash: FF</text:p>
            <text:p>[  316.145942] qspi_flash: FF</text:p>
            <text:p>[  316.148672] qspi_flash: FF</text:p>
            <text:p>[  316.151424] qspi_flash: FF</text:p>
            <text:p>[  316.154156] qspi_flash: FF</text:p>
            <text:p>[  316.156887] qspi_flash: FF</text:p>
            <text:p>[  316.159617] qspi_flash: FF</text:p>
            <text:p>[  316.162367] qspi_flash: FF</text:p>
            <text:p>[  316.165101] qspi_flash: FF</text:p>
            <text:p>[  316.167832] qspi_flash: FF</text:p>
            <text:p>[  316.170581] qspi_flash: FF</text:p>
            <text:p>[  316.173315] qspi_flash: FF</text:p>
            <text:p>[  316.176046] qspi_flash: FF</text:p>
            <text:p>[  316.178776] qspi_flash: FF</text:p>
            <text:p>[  316.181527] qspi_flash: FF</text:p>
            <text:p>[  316.184260] qspi_flash: FF</text:p>
            <text:p>[  316.186992] qspi_flash: FF</text:p>
            <text:p>[  316.189722] qspi_flash: FF</text:p>
            <text:p>[  316.192472] qspi_flash: FF</text:p>
            <text:p>[  316.195205] qspi_flash: FF</text:p>
            <text:p>[  316.197936] qspi_flash: FF</text:p>
            <text:p>[  316.200696] qspi_flash: FF</text:p>
            <text:p>[  316.203432] qspi_flash: FF</text:p>
            <text:p>[  316.206163] qspi_flash: FF</text:p>
            <text:p>[  316.208894] qspi_flash: FF</text:p>
            <text:p>[  316.211645] qspi_flash: FF</text:p>
            <text:p>[  316.214379] qspi_flash: FF</text:p>
            <text:p>[  316.217111] qspi_flash: FF</text:p>
            <text:p>[  316.219863] qspi_flash: FF</text:p>
            <text:p>[  316.222597] qspi_flash: FF</text:p>
            <text:p>[  316.225329] qspi_flash: FF</text:p>
            <text:p>[  316.228060] qspi_flash: FF</text:p>
            <text:p>[  316.230810] qspi_flash: FF</text:p>
            <text:p>[  316.233543] qspi_flash: FF</text:p>
            <text:p>[  316.236276] qspi_flash: FF</text:p>
            <text:p>[  316.239007] qspi_flash: FF</text:p>
            <text:p>[  316.241757] qspi_flash: FF</text:p>
            <text:p>[  316.244491] qspi_flash: FF</text:p>
            <text:p>[  316.247223] qspi_flash: FF</text:p>
            <text:p>[  316.249972] qspi_flash: FF</text:p>
            <text:p>[  316.252705] qspi_flash: FF</text:p>
            <text:p>[  316.255436] qspi_flash: FF</text:p>
            <text:p>[  316.258168] qspi_flash: FF</text:p>
            <text:p>[  316.260918] qspi_flash: FF</text:p>
            <text:p>[  316.263652] qspi_flash: FF</text:p>
            <text:p>[  316.266383] qspi_flash: FF</text:p>
            <text:p>[  316.269113] qspi_flash: FF</text:p>
            <text:p>[  316.271863] qspi_flash: FF</text:p>
            <text:p>[  316.274596] qspi_flash: FF</text:p>
            <text:p>[  316.277328] qspi_flash: </text:p>
            <text:p>[  316.282646] qspi_flash: (AFTER) op=2,addr=0x25000000,dual=0,prog_buffer_cnt=0</text:p>
            <text:p/>
            <text:p>[  316.382677] qspi_flash: qspi_flash_read called. length=1, *ppos=8</text:p>
            <text:p>Erase Complete. Status = OK</text:p>
            <text:p>$ </text:p>
            <text:p>$ </text:p>
            <text:p>CTRL-A Z for help | 115200 8N1 | NOR | Minicom 2.7 | VT102 | Offline | ttyACM0 </text:p>
            <text:p>] qspi_flash: FF</text:p>
            <text:p>[  316.244491] qspi_flash: FF</text:p>
            <text:p>[  316.247223] qspi_flash: FF</text:p>
            <text:p>[  316.249972] qspi_flash: FF</text:p>
            <text:p>[  316.252705] qspi_flash: FF</text:p>
            <text:p>[  316.255436] qspi_flash: FF</text:p>
            <text:p>[  316.258168] qspi_flash: FF</text:p>
            <text:p>[  316.260918] qspi_flash: FF</text:p>
            <text:p>[  316.263652] qspi_flash: FF</text:p>
            <text:p>[  316.266383] qspi_flash: FF</text:p>
            <text:p>[  316.269113] qspi_flash: FF</text:p>
            <text:p>[  316.271863] qspi_flash: FF</text:p>
            <text:p>[  316.274596] qspi_flash: FF</text:p>
            <text:p>[  316.277328] qspi_flash: </text:p>
            <text:p>[  316.282646] qspi_flash: (AFTER) op=2,addr=0x25000000,dual=0,prog_buffer_cnt=0</text:p>
            <text:p/>
            <text:p>[  316.382677] qspi_flash: qspi_flash_read called. length=1, *ppos=8</text:p>
            <text:p>Erase Complete. Status = OK</text:p>
            <text:p>$ </text:p>
            <text:p>$ </text:p>
            <text:p>CTRL-A Z for help | 115200 8N1 | NOR | Minicom 2.7 | VT102 | Offline | ttyACM0 </text:p>
            <text:p/>
          </table:table-cell>
        </table:table-row>
      </table:table>
      <table:table table:name="debug" table:style-name="ta1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(gdb) monitor go</text:p>
          </table:table-cell>
          <table:table-cell table:number-columns-repeated="6"/>
          <table:table-cell office:value-type="string" calcext:value-type="string">
            <text:p>Starting target CPU...</text:p>
          </table:table-cell>
          <table:table-cell table:number-columns-repeated="6"/>
          <table:table-cell office:value-type="string" calcext:value-type="string">
            <text:p>$ ./qspi_app p s 250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gdb) file ./output/linux-4.19/vmlinux</text:p>
          </table:table-cell>
          <table:table-cell table:number-columns-repeated="6"/>
          <table:table-cell office:value-type="string" calcext:value-type="string">
            <text:p>Reading all registers</text:p>
          </table:table-cell>
          <table:table-cell table:number-columns-repeated="6"/>
          <table:table-cell office:value-type="string" calcext:value-type="string">
            <text:p>ERROR: Incorrect number of arguments for that comm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 program is being debugged already.</text:p>
          </table:table-cell>
          <table:table-cell table:number-columns-repeated="6"/>
          <table:table-cell office:value-type="string" calcext:value-type="string">
            <text:p>Removing breakpoint @ address 0xBFE00734, Size = 4</text:p>
          </table:table-cell>
          <table:table-cell table:number-columns-repeated="6"/>
          <table:table-cell office:value-type="string" calcext:value-type="string">
            <text:p><text:s text:c="8"/>Required: 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e you sure you want to change the file? (y or n) y</text:p>
          </table:table-cell>
          <table:table-cell table:number-columns-repeated="6"/>
          <table:table-cell office:value-type="string" calcext:value-type="string">
            <text:p>Removing breakpoint @ address 0xBFE009C4, Size = 2</text:p>
          </table:table-cell>
          <table:table-cell table:number-columns-repeated="6"/>
          <table:table-cell office:value-type="string" calcext:value-type="string">
            <text:p><text:s text:c="8"/>Passed: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ading symbols from ./output/linux-4.19/vmlinux...done.</text:p>
          </table:table-cell>
          <table:table-cell table:number-columns-repeated="6"/>
          <table:table-cell office:value-type="string" calcext:value-type="string">
            <text:p>Removing breakpoint @ address 0xBFE00BE8, Size = 4</text:p>
          </table:table-cell>
          <table:table-cell table:number-columns-repeated="6"/>
          <table:table-cell office:value-type="string" calcext:value-type="string">
            <text:p>$ ./qspi_app p s 25000000 /tmp/t.tx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gdb) add-symbol-file qspi_flash.ko 0xbfe00000</text:p>
          </table:table-cell>
          <table:table-cell table:number-columns-repeated="6"/>
          <table:table-cell office:value-type="string" calcext:value-type="string">
            <text:p>Read 4 bytes @ address 0xBFE0072A (Data = 0x8300F3EF)</text:p>
          </table:table-cell>
          <table:table-cell table:number-columns-repeated="6"/>
          <table:table-cell office:value-type="string" calcext:value-type="string">
            <text:p>[ <text:s text:c="2"/>77.507653] qspi_flash: KYT beginning of qspi_flash_wri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 symbol table from file "qspi_flash.ko" at</text:p>
          </table:table-cell>
          <table:table-cell table:number-columns-repeated="6"/>
          <table:table-cell office:value-type="string" calcext:value-type="string">
            <text:p>Read 4 bytes @ address 0xBFE00726 (Data = 0xB5F8BFE0)</text:p>
          </table:table-cell>
          <table:table-cell table:number-columns-repeated="6"/>
          <table:table-cell office:value-type="string" calcext:value-type="string">
            <text:p>[ <text:s text:c="2"/>77.513925] qspi_flash: qspi_flash_write called. count=2, *ppos=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.text_addr = 0xbfe00000</text:p>
          </table:table-cell>
          <table:table-cell table:number-columns-repeated="5"/>
          <table:table-cell office:value-type="string" calcext:value-type="string">
            <text:p>Read 4 bytes @ address 0xBFE0072A (Data = 0x8300F3EF)</text:p>
          </table:table-cell>
          <table:table-cell table:number-columns-repeated="6"/>
          <table:table-cell office:value-type="string" calcext:value-type="string">
            <text:p>[ <text:s text:c="2"/>77.520310] qspi_flash: (BEFORE) op=0,addr=0x25000000,dual=0,prog_buffer_cnt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y or n) y</text:p>
          </table:table-cell>
          <table:table-cell table:number-columns-repeated="6"/>
          <table:table-cell office:value-type="string" calcext:value-type="string">
            <text:p>Read 4 bytes @ address 0xBFE00726 (Data = 0xB5F8BFE0)</text:p>
          </table:table-cell>
          <table:table-cell table:number-columns-repeated="6"/>
          <table:table-cell office:value-type="string" calcext:value-type="string">
            <text:p>[ <text:s text:c="2"/>77.528431] qspi_flash: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ading symbols from qspi_flash.ko...done.</text:p>
          </table:table-cell>
          <table:table-cell table:number-columns-repeated="6"/>
          <table:table-cell office:value-type="string" calcext:value-type="string">
            <text:p>Read 2 bytes @ address 0xBFE0072A (Data = 0xF3EF)</text:p>
          </table:table-cell>
          <table:table-cell table:number-columns-repeated="6"/>
          <table:table-cell office:value-type="string" calcext:value-type="string">
            <text:p>[ <text:s text:c="2"/>77.528431] [RVC_DEBUG] qspi_flash_write 1165 count =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gdb) add-symbol-file qspi_flash.ko 0xbfe00000 -s .data 0xbfe02000 -s .bss 0xbfe02240</text:p>
          </table:table-cell>
          <table:table-cell table:number-columns-repeated="6"/>
          <table:table-cell office:value-type="string" calcext:value-type="string">
            <text:p>Read 2 bytes @ address 0xBFE00728 (Data = 0xB5F8)</text:p>
          </table:table-cell>
          <table:table-cell table:number-columns-repeated="6"/>
          <table:table-cell office:value-type="string" calcext:value-type="string">
            <text:p>[ <text:s text:c="2"/>77.536292] qspi_flash: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 symbol table from file "qspi_flash.ko" at</text:p>
          </table:table-cell>
          <table:table-cell table:number-columns-repeated="6"/>
          <table:table-cell office:value-type="string" calcext:value-type="string">
            <text:p>Read 2 bytes @ address 0xBFE00726 (Data = 0xBFE0)</text:p>
          </table:table-cell>
          <table:table-cell table:number-columns-repeated="6"/>
          <table:table-cell office:value-type="string" calcext:value-type="string">
            <text:p>[ <text:s text:c="2"/>77.536292] [RVC_DEBUG] qspi_flash_write 1166 --&gt; DATA =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.text_addr = 0xbfe00000</text:p>
          </table:table-cell>
          <table:table-cell table:number-columns-repeated="5"/>
          <table:table-cell office:value-type="string" calcext:value-type="string">
            <text:p>Read 2 bytes @ address 0xBFE0072A (Data = 0xF3EF)</text:p>
          </table:table-cell>
          <table:table-cell table:number-columns-repeated="6"/>
          <table:table-cell office:value-type="string" calcext:value-type="string">
            <text:p>[ <text:s text:c="2"/>77.536300] qspi_flash: 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.data_addr = 0xbfe02000</text:p>
          </table:table-cell>
          <table:table-cell table:number-columns-repeated="5"/>
          <table:table-cell office:value-type="string" calcext:value-type="string">
            <text:p>Read 2 bytes @ address 0xBFE00728 (Data = 0xB5F8)</text:p>
          </table:table-cell>
          <table:table-cell table:number-columns-repeated="6"/>
          <table:table-cell office:value-type="string" calcext:value-type="string">
            <text:p>[ <text:s text:c="2"/>77.544336] qspi_flash: 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.bss_addr = 0xbfe02240</text:p>
          </table:table-cell>
          <table:table-cell table:number-columns-repeated="5"/>
          <table:table-cell office:value-type="string" calcext:value-type="string">
            <text:p>Read 2 bytes @ address 0xBFE00726 (Data = 0xBFE0)</text:p>
          </table:table-cell>
          <table:table-cell table:number-columns-repeated="6"/>
          <table:table-cell office:value-type="string" calcext:value-type="string">
            <text:p>[ <text:s text:c="2"/>77.547075] qspi_flash: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y or n) y</text:p>
          </table:table-cell>
          <table:table-cell table:number-columns-repeated="6"/>
          <table:table-cell office:value-type="string" calcext:value-type="string">
            <text:p>Read 4 bytes @ address 0xBFE0072A (Data = 0x8300F3EF)</text:p>
          </table:table-cell>
          <table:table-cell table:number-columns-repeated="6"/>
          <table:table-cell office:value-type="string" calcext:value-type="string">
            <text:p>[ <text:s text:c="2"/>77.552408] qspi_flash: (AFTER) op=0,addr=0x25000000,dual=0,prog_buffer_cnt=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ading symbols from qspi_flash.ko...done.</text:p>
          </table:table-cell>
          <table:table-cell table:number-columns-repeated="6"/>
          <table:table-cell office:value-type="string" calcext:value-type="string">
            <text:p>Read 4 bytes @ address 0xBFE00726 (Data = 0xB5F8BFE0)</text:p>
          </table:table-cell>
          <table:table-cell table:number-columns-repeated="6"/>
          <table:table-cell office:value-type="string" calcext:value-type="string">
            <text:p>[ <text:s text:c="2"/>77.567638] qspi_flash: KYT beginning of qspi_flash_wri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gdb) </text:p>
          </table:table-cell>
          <table:table-cell table:number-columns-repeated="6"/>
          <table:table-cell office:value-type="string" calcext:value-type="string">
            <text:p>Read 4 bytes @ address 0xBFE0072A (Data = 0x8300F3EF)</text:p>
          </table:table-cell>
          <table:table-cell table:number-columns-repeated="6"/>
          <table:table-cell office:value-type="string" calcext:value-type="string">
            <text:p>[ <text:s text:c="2"/>77.573718] qspi_flash: qspi_flash_write called. count=6, *ppos=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gdb) info address qspi_flash_init</text:p>
          </table:table-cell>
          <table:table-cell table:number-columns-repeated="6"/>
          <table:table-cell office:value-type="string" calcext:value-type="string">
            <text:p>Read 4 bytes @ address 0xBFE00726 (Data = 0xB5F8BFE0)</text:p>
          </table:table-cell>
          <table:table-cell table:number-columns-repeated="6"/>
          <table:table-cell office:value-type="string" calcext:value-type="string">
            <text:p>[ <text:s text:c="2"/>77.580032] qspi_flash: (BEFORE) op=0,addr=0x25000000,dual=0,prog_buffer_cnt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mbol "qspi_flash_init" is a function at address 0xbfe00000.</text:p>
          </table:table-cell>
          <table:table-cell table:number-columns-repeated="6"/>
          <table:table-cell office:value-type="string" calcext:value-type="string">
            <text:p>Read 4 bytes @ address 0xBFE0072A (Data = 0x8300F3EF)</text:p>
          </table:table-cell>
          <table:table-cell table:number-columns-repeated="6"/>
          <table:table-cell office:value-type="string" calcext:value-type="string">
            <text:p>[ <text:s text:c="2"/>77.588138] qspi_flash: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gdb) info address qspi_flash_do_program</text:p>
          </table:table-cell>
          <table:table-cell table:number-columns-repeated="6"/>
          <table:table-cell office:value-type="string" calcext:value-type="string">
            <text:p>Read 4 bytes @ address 0xBFE0072A (Data = 0x8300F3EF)</text:p>
          </table:table-cell>
          <table:table-cell table:number-columns-repeated="6"/>
          <table:table-cell office:value-type="string" calcext:value-type="string">
            <text:p>[ <text:s text:c="2"/>77.588138] [RVC_DEBUG] qspi_flash_write 1165 count = 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mbol "qspi_flash_do_program" is a function at address 0xbfe00734.</text:p>
          </table:table-cell>
          <table:table-cell table:number-columns-repeated="6"/>
          <table:table-cell office:value-type="string" calcext:value-type="string">
            <text:p>Read 4 bytes @ address 0xBFE0072A (Data = 0x8300F3EF)</text:p>
          </table:table-cell>
          <table:table-cell table:number-columns-repeated="6"/>
          <table:table-cell office:value-type="string" calcext:value-type="string">
            <text:p>[ <text:s text:c="2"/>77.596005] qspi_flash: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gdb) info address qspi_flash_do_erase</text:p>
          </table:table-cell>
          <table:table-cell table:number-columns-repeated="13"/>
          <table:table-cell office:value-type="string" calcext:value-type="string">
            <text:p>[ <text:s text:c="2"/>77.596005] [RVC_DEBUG] qspi_flash_write 1166 --&gt; DATA =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 symbol "qspi_flash_do_erase" in current context.</text:p>
          </table:table-cell>
          <table:table-cell table:number-columns-repeated="13"/>
          <table:table-cell office:value-type="string" calcext:value-type="string">
            <text:p>[ <text:s text:c="2"/>77.596015] qspi_flash: 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gdb) info address qspi_flash_do_read</text:p>
          </table:table-cell>
          <table:table-cell table:number-columns-repeated="13"/>
          <table:table-cell office:value-type="string" calcext:value-type="string">
            <text:p>[ <text:s text:c="2"/>77.604052] qspi_flash: 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 symbol "qspi_flash_do_read" in current context.</text:p>
          </table:table-cell>
          <table:table-cell table:number-columns-repeated="13"/>
          <table:table-cell office:value-type="string" calcext:value-type="string">
            <text:p>[ <text:s text:c="2"/>77.606789] qspi_flash: 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gdb) info address qspi_flash_read</text:p>
          </table:table-cell>
          <table:table-cell table:number-columns-repeated="13"/>
          <table:table-cell office:value-type="string" calcext:value-type="string">
            <text:p>[ <text:s text:c="2"/>77.609558] qspi_flash: 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mbol "qspi_flash_read" is a function at address 0xbfe009c4.</text:p>
          </table:table-cell>
          <table:table-cell table:number-columns-repeated="13"/>
          <table:table-cell office:value-type="string" calcext:value-type="string">
            <text:p>[ <text:s text:c="2"/>77.612291] qspi_flash: 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gdb) info address qspi_flash_write</text:p>
          </table:table-cell>
          <table:table-cell table:number-columns-repeated="13"/>
          <table:table-cell office:value-type="string" calcext:value-type="string">
            <text:p>[ <text:s text:c="2"/>77.615022] qspi_flash: 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mbol "qspi_flash_write" is a function at address 0xbfe00be8.</text:p>
          </table:table-cell>
          <table:table-cell table:number-columns-repeated="13"/>
          <table:table-cell office:value-type="string" calcext:value-type="string">
            <text:p>[ <text:s text:c="2"/>77.617751] qspi_flash: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gdb) b *0xbfe00be8</text:p>
          </table:table-cell>
          <table:table-cell table:number-columns-repeated="13"/>
          <table:table-cell office:value-type="string" calcext:value-type="string">
            <text:p>[ <text:s text:c="2"/>77.623078] qspi_flash: (AFTER) op=3,addr=0x25000000,dual=0,prog_buffer_cnt=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kpoint 1 at 0xbfe00be8</text:p>
          </table:table-cell>
          <table:table-cell table:number-columns-repeated="13"/>
          <table:table-cell office:value-type="string" calcext:value-type="string">
            <text:p>Writting out 6 b[ <text:s text:c="2"/>77.641757] qspi_flash: KYT beginning of qspi_flash_wri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gdb) b *0xbfe009c4</text:p>
          </table:table-cell>
          <table:table-cell table:number-columns-repeated="13"/>
          <table:table-cell office:value-type="string" calcext:value-type="string">
            <text:p>y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kpoint 2 at 0xbfe009c4</text:p>
          </table:table-cell>
          <table:table-cell table:number-columns-repeated="13"/>
          <table:table-cell office:value-type="string" calcext:value-type="string">
            <text:p>[ <text:s text:c="2"/>77.648194] qspi_flash: qspi_flash_write called. count=6, *ppos=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gdb) b *0xbfe00734</text:p>
          </table:table-cell>
          <table:table-cell table:number-columns-repeated="13"/>
          <table:table-cell office:value-type="string" calcext:value-type="string">
            <text:p>[ <text:s text:c="2"/>77.655157] qspi_flash: (BEFORE) op=3,addr=0x25000000,dual=0,prog_buffer_cnt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kpoint 3 at 0xbfe00734</text:p>
          </table:table-cell>
          <table:table-cell table:number-columns-repeated="13"/>
          <table:table-cell office:value-type="string" calcext:value-type="string">
            <text:p>[ <text:s text:c="2"/>77.663331] qspi_flash: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gdb) c</text:p>
          </table:table-cell>
          <table:table-cell table:number-columns-repeated="13"/>
          <table:table-cell office:value-type="string" calcext:value-type="string">
            <text:p>[ <text:s text:c="2"/>77.663331] [RVC_DEBUG] qspi_flash_write 1165 count = 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inuing.</text:p>
          </table:table-cell>
          <table:table-cell table:number-columns-repeated="13"/>
          <table:table-cell office:value-type="string" calcext:value-type="string">
            <text:p>[ <text:s text:c="2"/>77.671194] qspi_flash: 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[ <text:s text:c="2"/>77.671194] [RVC_DEBUG] qspi_flash_write 1166 --&gt; DATA = 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Breakpoint 3, 0xbfe00734 in qspi_flash_do_program (</text:p>
          </table:table-cell>
          <table:table-cell table:number-columns-repeated="13"/>
          <table:table-cell office:value-type="string" calcext:value-type="string">
            <text:p>[ <text:s text:c="2"/>77.671202] qspi_flash: 6B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<text:s text:c="4"/>buf=0x30 &lt;error: Cannot access memory at address 0x30&gt;, len=537854099, </text:p>
          </table:table-cell>
          <table:table-cell table:number-columns-repeated="13"/>
          <table:table-cell office:value-type="string" calcext:value-type="string">
            <text:p>[ <text:s text:c="2"/>77.679231] qspi_flash: 68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<text:s text:c="4"/>qf=&lt;optimized out&gt;)</text:p>
          </table:table-cell>
          <table:table-cell table:number-columns-repeated="13"/>
          <table:table-cell office:value-type="string" calcext:value-type="string">
            <text:p>[ <text:s text:c="2"/>77.681969] qspi_flash: 61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(gdb) c</text:p>
          </table:table-cell>
          <table:table-cell table:number-columns-repeated="13"/>
          <table:table-cell office:value-type="string" calcext:value-type="string">
            <text:p>[ <text:s text:c="2"/>77.684701] qspi_flash: 6E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Continuing.</text:p>
          </table:table-cell>
          <table:table-cell table:number-columns-repeated="13"/>
          <table:table-cell office:value-type="string" calcext:value-type="string">
            <text:p>[ <text:s text:c="2"/>77.687432] qspi_flash: 68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<text:s text:c="5"/></text:p>
          </table:table-cell>
          <table:table-cell table:number-columns-repeated="13"/>
          <table:table-cell office:value-type="string" calcext:value-type="string">
            <text:p>[ <text:s text:c="2"/>77.690191] qspi_flash: 0A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Program received signal SIGTRAP, Trace/breakpoint trap.</text:p>
          </table:table-cell>
          <table:table-cell table:number-columns-repeated="13"/>
          <table:table-cell office:value-type="string" calcext:value-type="string">
            <text:p>[ <text:s text:c="2"/>77.692927] qspi_flash: 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0xbfe0072a in qspi_flash_mode_spi (qf=&lt;optimized out&gt;)</text:p>
          </table:table-cell>
          <table:table-cell table:number-columns-repeated="13"/>
          <table:table-cell office:value-type="string" calcext:value-type="string">
            <text:p>[ <text:s text:c="2"/>77.698211] qspi_flash: KYT beginning of qspi_flash_do_program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(gdb) </text:p>
          </table:table-cell>
          <table:table-cell table:number-columns-repeated="13"/>
          <table:table-cell office:value-type="string" calcext:value-type="string">
            <text:p>[ <text:s text:c="2"/>77.704115] qspi_flash: 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[ <text:s text:c="2"/>77.704115] [RVC_DEBUG] qspi_flash_do_program 862 len = 6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[ <text:s text:c="2"/>77.712137] qspi_flash: 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[ <text:s text:c="2"/>77.712137] [RVC_DEBUG] qspi_flash_do_program 871 --&gt; DATA = 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[ <text:s text:c="2"/>77.712143] qspi_flash: FF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[ <text:s text:c="2"/>77.720502] qspi_flash: FF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[ <text:s text:c="2"/>77.723237] qspi_flash: FF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[ <text:s text:c="2"/>77.725969] qspi_flash: FF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[ <text:s text:c="2"/>77.728700] qspi_flash: FF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[ <text:s text:c="2"/>77.731452] qspi_flash: FF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[ <text:s text:c="2"/>77.734188] qspi_flash: </text:p>
          </table:table-cell>
        </table:table-row>
      </table:table>
      <table:named-expressions/>
      <table:database-ranges>
        <table:database-range table:name="__Anonymous_Sheet_DB__1" table:target-range-address="test.A1:test.E11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2:57:43.034883334</meta:creation-date>
    <dc:date>2020-06-08T17:07:44.061128911</dc:date>
    <meta:editing-duration>PT2H45M38S</meta:editing-duration>
    <meta:editing-cycles>1</meta:editing-cycles>
    <meta:document-statistic meta:table-count="3" meta:cell-count="173" meta:object-count="0"/>
    <meta:generator>LibreOffice/5.1.6.2$Linux_X86_64 LibreOffice_project/10m0$Build-2</meta:generator>
  </office:meta>
</office:document-meta>
</file>